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V_237_rgul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V_237_rgul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V_237_rgul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V_237_rgul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V_237_rgul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V_237_rgul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V_237_rgul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V_237_rgul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V_237_rgul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V_237_rgul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37"/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31" style:family="table-cell" style:parent-style-name="Default" style:data-style-name="N4"/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2.936875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2.98979166666667cm"/>
    </style:style>
    <style:style style:name="co8" style:family="table-column">
      <style:table-column-properties fo:break-before="auto" style:column-width="3.254375cm"/>
    </style:style>
    <style:style style:name="co9" style:family="table-column">
      <style:table-column-properties fo:break-before="auto" style:column-width="3.28083333333333cm"/>
    </style:style>
    <style:style style:name="co10" style:family="table-column">
      <style:table-column-properties fo:break-before="page" style:column-width="3.175cm"/>
    </style:style>
    <style:style style:name="co11" style:family="table-column">
      <style:table-column-properties fo:break-before="auto" style:column-width="2.75166666666667cm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2.64583333333333cm"/>
    </style:style>
    <style:style style:name="co14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ABR_202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8" table:default-cell-style-name="ce1"/>
        <table:table-column table:style-name="co11" table:number-columns-repeated="3" table:default-cell-style-name="ce1"/>
        <table:table-column table:style-name="co5" table:number-columns-repeated="2" table:default-cell-style-name="ce1"/>
        <table:table-column table:style-name="co11" table:default-cell-style-name="ce1"/>
        <table:table-column table:style-name="co8" table:default-cell-style-name="ce1"/>
        <table:table-column table:style-name="co2" table:default-cell-style-name="ce1"/>
        <table:table-column table:style-name="co12" table:default-cell-style-name="ce1"/>
        <table:table-column table:style-name="co13" table:number-columns-repeated="993" table:default-cell-style-name="ce1"/>
        <table:table-column table:style-name="co14" table:number-columns-repeated="15362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Abril - 2021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1696.93" table:style-name="ce14">
            <text:p><text:s/>1.696,93<text:s/></text:p>
          </table:table-cell>
          <table:table-cell office:value-type="float" office:value="8118.53" table:style-name="ce14">
            <text:p><text:s/>8.118,53<text:s/></text:p>
          </table:table-cell>
          <table:table-cell office:value-type="float" office:value="93893842.780000001" table:style-name="ce14">
            <text:p><text:s/>93.893.842,78<text:s/></text:p>
          </table:table-cell>
          <table:table-cell office:value-type="float" office:value="4275.87" table:style-name="ce14">
            <text:p><text:s/>4.275,87<text:s/></text:p>
          </table:table-cell>
          <table:table-cell office:value-type="float" office:value="87085689.629999995" table:style-name="ce14">
            <text:p><text:s/>87.085.689,63<text:s/></text:p>
          </table:table-cell>
          <table:table-cell office:value-type="float" office:value="78754097.420000002" table:style-name="ce14">
            <text:p><text:s/>78.754.097,42<text:s/></text:p>
          </table:table-cell>
          <table:table-cell office:value-type="float" office:value="2829527.49" table:style-name="ce14">
            <text:p><text:s/>2.829.527,49<text:s/></text:p>
          </table:table-cell>
          <table:table-cell office:value-type="float" office:value="221652576.00999999" table:style-name="ce14">
            <text:p><text:s/>221.652.576,01<text:s/></text:p>
          </table:table-cell>
          <table:table-cell office:value-type="float" office:value="49182049.549999997" table:style-name="ce14">
            <text:p><text:s/>49.182.049,55<text:s/></text:p>
          </table:table-cell>
          <table:table-cell office:value-type="float" office:value="4182590.71" table:style-name="ce14">
            <text:p><text:s/>4.182.590,71<text:s/></text:p>
          </table:table-cell>
          <table:table-cell office:value-type="float" office:value="144398502.36000001" table:style-name="ce14">
            <text:p><text:s/>144.398.502,36<text:s/></text:p>
          </table:table-cell>
          <table:table-cell office:value-type="float" office:value="240099.52" table:style-name="ce14">
            <text:p><text:s/>240.099,52<text:s/></text:p>
          </table:table-cell>
          <table:table-cell office:value-type="float" office:value="3776668.25" table:style-name="ce14">
            <text:p><text:s/>3.776.668,25<text:s/></text:p>
          </table:table-cell>
          <table:table-cell office:value-type="float" office:value="13605141.57" table:style-name="ce14">
            <text:p><text:s/>13.605.141,57<text:s/></text:p>
          </table:table-cell>
          <table:table-cell office:value-type="float" office:value="8984253.3699999992" table:style-name="ce14">
            <text:p><text:s/>8.984.253,37<text:s/></text:p>
          </table:table-cell>
          <table:table-cell office:value-type="float" office:value="163282829.53" table:style-name="ce14">
            <text:p><text:s/>163.282.829,53<text:s/></text:p>
          </table:table-cell>
          <table:table-cell office:value-type="float" office:value="4132.7299999999996" table:style-name="ce14">
            <text:p><text:s/>4.132,73<text:s/></text:p>
          </table:table-cell>
          <table:table-cell office:value-type="float" office:value="422288791.22000003" table:style-name="ce14">
            <text:p><text:s/>422.288.791,22<text:s/></text:p>
          </table:table-cell>
          <table:table-cell office:value-type="float" office:value="311444524.51999998" table:style-name="ce14">
            <text:p><text:s/>311.444.524,52<text:s/></text:p>
          </table:table-cell>
          <table:table-cell office:value-type="float" office:value="913374.32" table:style-name="ce14">
            <text:p><text:s/>913.374,32<text:s/></text:p>
          </table:table-cell>
          <table:table-cell office:value-type="float" office:value="5351.81" table:style-name="ce14">
            <text:p><text:s/>5.351,81<text:s/></text:p>
          </table:table-cell>
          <table:table-cell office:value-type="float" office:value="5771.85" table:style-name="ce14">
            <text:p><text:s/>5.771,85<text:s/></text:p>
          </table:table-cell>
          <table:table-cell office:value-type="float" office:value="155320431.25999999" table:style-name="ce14">
            <text:p><text:s/>155.320.431,26<text:s/></text:p>
          </table:table-cell>
          <table:table-cell office:value-type="float" office:value="977965625.82000005" table:style-name="ce14">
            <text:p><text:s/>977.965.625,82<text:s/></text:p>
          </table:table-cell>
          <table:table-cell office:value-type="float" office:value="107991.28" table:style-name="ce14">
            <text:p><text:s/>107.991,28<text:s/></text:p>
          </table:table-cell>
          <table:table-cell office:value-type="float" office:value="2334502376.1599998" table:style-name="ce14">
            <text:p><text:s/>2.334.502.376,16<text:s/></text:p>
          </table:table-cell>
          <table:table-cell office:value-type="float" office:value="0.24" table:style-name="ce14">
            <text:p><text:s/>0,24<text:s/></text:p>
          </table:table-cell>
          <table:table-cell office:value-type="float" office:value="5074440330.7299995" table:style-name="ce15">
            <text:p><text:s/>5.074.440.330,73<text:s/></text:p>
          </table:table-cell>
          <table:table-cell table:style-name="ce31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6">
            <text:p>-00<text:s/></text:p>
          </table:table-cell>
          <table:table-cell office:value-type="float" office:value="1582.9" table:style-name="ce16">
            <text:p><text:s/>1.582,90<text:s/></text:p>
          </table:table-cell>
          <table:table-cell office:value-type="float" office:value="-4.24" table:style-name="ce16">
            <text:p>-4,24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359.52" table:style-name="ce16">
            <text:p><text:s/>1.359,52<text:s/></text:p>
          </table:table-cell>
          <table:table-cell office:value-type="float" office:value="60.1" table:style-name="ce16">
            <text:p><text:s/>60,10<text:s/></text:p>
          </table:table-cell>
          <table:table-cell office:value-type="float" office:value="341.97" table:style-name="ce16">
            <text:p><text:s/>341,97<text:s/></text:p>
          </table:table-cell>
          <table:table-cell office:value-type="float" office:value="-141.49" table:style-name="ce16">
            <text:p>-141,49<text:s/></text:p>
          </table:table-cell>
          <table:table-cell office:value-type="float" office:value="2272.91" table:style-name="ce16">
            <text:p><text:s/>2.272,91<text:s/></text:p>
          </table:table-cell>
          <table:table-cell office:value-type="float" office:value="2891.35" table:style-name="ce16">
            <text:p><text:s/>2.891,35<text:s/></text:p>
          </table:table-cell>
          <table:table-cell office:value-type="float" office:value="-1029.44" table:style-name="ce16">
            <text:p>-1.029,44<text:s/></text:p>
          </table:table-cell>
          <table:table-cell office:value-type="float" office:value="-78.989999999999995" table:style-name="ce16">
            <text:p>-78,99<text:s/></text:p>
          </table:table-cell>
          <table:table-cell office:value-type="float" office:value="-5.66" table:style-name="ce16">
            <text:p>-5,66<text:s/></text:p>
          </table:table-cell>
          <table:table-cell office:value-type="float" office:value="-308.11" table:style-name="ce16">
            <text:p>-308,11<text:s/></text:p>
          </table:table-cell>
          <table:table-cell office:value-type="float" office:value="-1295.75" table:style-name="ce16">
            <text:p>-1.295,75<text:s/></text:p>
          </table:table-cell>
          <table:table-cell office:value-type="float" office:value="4394.57" table:style-name="ce16">
            <text:p><text:s/>4.394,57<text:s/></text:p>
          </table:table-cell>
          <table:table-cell office:value-type="float" office:value="-3.29" table:style-name="ce16">
            <text:p>-3,29<text:s/></text:p>
          </table:table-cell>
          <table:table-cell office:value-type="float" office:value="434.88" table:style-name="ce16">
            <text:p><text:s/>434,88<text:s/></text:p>
          </table:table-cell>
          <table:table-cell office:value-type="float" office:value="-494.55" table:style-name="ce16">
            <text:p>-494,55<text:s/></text:p>
          </table:table-cell>
          <table:table-cell office:value-type="float" office:value="-8.6999999999999993" table:style-name="ce16">
            <text:p>-8,70<text:s/></text:p>
          </table:table-cell>
          <table:table-cell office:value-type="float" office:value="-57.21" table:style-name="ce16">
            <text:p>-57,21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27789.45" table:style-name="ce16">
            <text:p><text:s/>27.789,45<text:s/></text:p>
          </table:table-cell>
          <table:table-cell office:value-type="float" office:value="-2461.4499999999998" table:style-name="ce16">
            <text:p>-2.461,45<text:s/></text:p>
          </table:table-cell>
          <table:table-cell office:value-type="float" office:value="-2" table:style-name="ce16">
            <text:p>-2,00<text:s/></text:p>
          </table:table-cell>
          <table:table-cell office:value-type="float" office:value="337810.59" table:style-name="ce16">
            <text:p><text:s/>337.810,59<text:s/></text:p>
          </table:table-cell>
          <table:table-cell office:value-type="float" office:value="9.9700000000000006" table:style-name="ce16">
            <text:p><text:s/>9,97<text:s/></text:p>
          </table:table-cell>
          <table:table-cell office:value-type="float" office:value="373057.33" table:style-name="ce17">
            <text:p><text:s/>373.057,33<text:s/></text:p>
          </table:table-cell>
          <table:table-cell table:style-name="ce31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619018.80000000005" table:style-name="ce16">
            <text:p><text:s/>619.018,80<text:s/></text:p>
          </table:table-cell>
          <table:table-cell office:value-type="float" office:value="8020803.6799999997" table:style-name="ce16">
            <text:p><text:s/>8.020.803,68<text:s/></text:p>
          </table:table-cell>
          <table:table-cell office:value-type="float" office:value="23622340.129999999" table:style-name="ce16">
            <text:p><text:s/>23.622.340,13<text:s/></text:p>
          </table:table-cell>
          <table:table-cell office:value-type="float" office:value="237830.15" table:style-name="ce16">
            <text:p><text:s/>237.830,15<text:s/></text:p>
          </table:table-cell>
          <table:table-cell office:value-type="float" office:value="164765637.40000001" table:style-name="ce16">
            <text:p><text:s/>164.765.637,40<text:s/></text:p>
          </table:table-cell>
          <table:table-cell office:value-type="float" office:value="80492635.870000005" table:style-name="ce16">
            <text:p><text:s/>80.492.635,87<text:s/></text:p>
          </table:table-cell>
          <table:table-cell office:value-type="float" office:value="4377250.1599999992" table:style-name="ce16">
            <text:p><text:s/>4.377.250,16<text:s/></text:p>
          </table:table-cell>
          <table:table-cell office:value-type="float" office:value="294558648.00999999" table:style-name="ce16">
            <text:p><text:s/>294.558.648,01<text:s/></text:p>
          </table:table-cell>
          <table:table-cell office:value-type="float" office:value="37751841.07" table:style-name="ce16">
            <text:p><text:s/>37.751.841,07<text:s/></text:p>
          </table:table-cell>
          <table:table-cell office:value-type="float" office:value="4037444.8" table:style-name="ce16">
            <text:p><text:s/>4.037.444,80<text:s/></text:p>
          </table:table-cell>
          <table:table-cell office:value-type="float" office:value="697969892.66999996" table:style-name="ce16">
            <text:p><text:s/>697.969.892,67<text:s/></text:p>
          </table:table-cell>
          <table:table-cell office:value-type="float" office:value="10465438.460000001" table:style-name="ce16">
            <text:p><text:s/>10.465.438,46<text:s/></text:p>
          </table:table-cell>
          <table:table-cell office:value-type="float" office:value="9583029.7799999993" table:style-name="ce16">
            <text:p><text:s/>9.583.029,78<text:s/></text:p>
          </table:table-cell>
          <table:table-cell office:value-type="float" office:value="23986510.16" table:style-name="ce16">
            <text:p><text:s/>23.986.510,16<text:s/></text:p>
          </table:table-cell>
          <table:table-cell office:value-type="float" office:value="7375198.2000000002" table:style-name="ce16">
            <text:p><text:s/>7.375.198,20<text:s/></text:p>
          </table:table-cell>
          <table:table-cell office:value-type="float" office:value="164522653.72" table:style-name="ce16">
            <text:p><text:s/>164.522.653,72<text:s/></text:p>
          </table:table-cell>
          <table:table-cell office:value-type="float" office:value="1550998.35" table:style-name="ce16">
            <text:p><text:s/>1.550.998,35<text:s/></text:p>
          </table:table-cell>
          <table:table-cell office:value-type="float" office:value="388030952.91000003" table:style-name="ce16">
            <text:p><text:s/>388.030.952,91<text:s/></text:p>
          </table:table-cell>
          <table:table-cell office:value-type="float" office:value="348091389.70999998" table:style-name="ce16">
            <text:p><text:s/>348.091.389,71<text:s/></text:p>
          </table:table-cell>
          <table:table-cell office:value-type="float" office:value="6804458.4199999999" table:style-name="ce16">
            <text:p><text:s/>6.804.458,42<text:s/></text:p>
          </table:table-cell>
          <table:table-cell office:value-type="float" office:value="5453076.1699999999" table:style-name="ce16">
            <text:p><text:s/>5.453.076,17<text:s/></text:p>
          </table:table-cell>
          <table:table-cell office:value-type="float" office:value="62393.07" table:style-name="ce16">
            <text:p><text:s/>62.393,07<text:s/></text:p>
          </table:table-cell>
          <table:table-cell office:value-type="float" office:value="452320406.75999999" table:style-name="ce16">
            <text:p><text:s/>452.320.406,76<text:s/></text:p>
          </table:table-cell>
          <table:table-cell office:value-type="float" office:value="741858551.14999998" table:style-name="ce16">
            <text:p><text:s/>741.858.551,15<text:s/></text:p>
          </table:table-cell>
          <table:table-cell office:value-type="float" office:value="4091431.31" table:style-name="ce16">
            <text:p><text:s/>4.091.431,31<text:s/></text:p>
          </table:table-cell>
          <table:table-cell office:value-type="float" office:value="2307862921.0900002" table:style-name="ce16">
            <text:p><text:s/>2.307.862.921,09<text:s/></text:p>
          </table:table-cell>
          <table:table-cell office:value-type="float" office:value="1740137.84" table:style-name="ce16">
            <text:p><text:s/>1.740.137,84<text:s/></text:p>
          </table:table-cell>
          <table:table-cell office:value-type="float" office:value="5790252889.8400011" table:style-name="ce17">
            <text:p><text:s/>5.790.252.889,84<text:s/></text:p>
          </table:table-cell>
          <table:table-cell table:style-name="ce31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252.12" table:style-name="ce16">
            <text:p><text:s/>252,12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6343.48" table:style-name="ce16">
            <text:p><text:s/>6.343,48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25931.85" table:style-name="ce16">
            <text:p><text:s/>125.931,85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363220026.86000001" table:style-name="ce16">
            <text:p><text:s/>363.220.026,86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20.22" table:style-name="ce16">
            <text:p><text:s/>120,22<text:s/></text:p>
          </table:table-cell>
          <table:table-cell office:value-type="float" office:value="4163737.86" table:style-name="ce16">
            <text:p><text:s/>4.163.737,86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320.69" table:style-name="ce16">
            <text:p><text:s/>320,69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84793869.969999999" table:style-name="ce16">
            <text:p><text:s/>84.793.869,97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906226.02" table:style-name="ce16">
            <text:p><text:s/>906.226,02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453216829.07000005" table:style-name="ce17">
            <text:p><text:s/>453.216.829,07<text:s/></text:p>
          </table:table-cell>
          <table:table-cell table:style-name="ce31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78533.71" table:style-name="ce16">
            <text:p><text:s/>178.533,71<text:s/></text:p>
          </table:table-cell>
          <table:table-cell office:value-type="float" office:value="628703.5" table:style-name="ce16">
            <text:p><text:s/>628.703,50<text:s/></text:p>
          </table:table-cell>
          <table:table-cell office:value-type="float" office:value="2255764.25" table:style-name="ce16">
            <text:p><text:s/>2.255.764,25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4004506.58" table:style-name="ce16">
            <text:p><text:s/>14.004.506,58<text:s/></text:p>
          </table:table-cell>
          <table:table-cell office:value-type="float" office:value="6198990.8300000001" table:style-name="ce16">
            <text:p><text:s/>6.198.990,83<text:s/></text:p>
          </table:table-cell>
          <table:table-cell office:value-type="float" office:value="1317906.24" table:style-name="ce16">
            <text:p><text:s/>1.317.906,24<text:s/></text:p>
          </table:table-cell>
          <table:table-cell office:value-type="float" office:value="1194052.8700000001" table:style-name="ce16">
            <text:p><text:s/>1.194.052,87<text:s/></text:p>
          </table:table-cell>
          <table:table-cell office:value-type="float" office:value="3837434.83" table:style-name="ce16">
            <text:p><text:s/>3.837.434,83<text:s/></text:p>
          </table:table-cell>
          <table:table-cell office:value-type="float" office:value="2579088.04" table:style-name="ce16">
            <text:p><text:s/>2.579.088,04<text:s/></text:p>
          </table:table-cell>
          <table:table-cell office:value-type="float" office:value="35323931.869999997" table:style-name="ce16">
            <text:p><text:s/>35.323.931,87<text:s/></text:p>
          </table:table-cell>
          <table:table-cell office:value-type="float" office:value="41717.72" table:style-name="ce16">
            <text:p><text:s/>41.717,72<text:s/></text:p>
          </table:table-cell>
          <table:table-cell office:value-type="float" office:value="3248482.85" table:style-name="ce16">
            <text:p><text:s/>3.248.482,85<text:s/></text:p>
          </table:table-cell>
          <table:table-cell office:value-type="float" office:value="1253818.1299999999" table:style-name="ce16">
            <text:p><text:s/>1.253.818,13<text:s/></text:p>
          </table:table-cell>
          <table:table-cell office:value-type="float" office:value="2070943.29" table:style-name="ce16">
            <text:p><text:s/>2.070.943,29<text:s/></text:p>
          </table:table-cell>
          <table:table-cell office:value-type="float" office:value="19364216.129999999" table:style-name="ce16">
            <text:p><text:s/>19.364.216,13<text:s/></text:p>
          </table:table-cell>
          <table:table-cell office:value-type="float" office:value="414385.33" table:style-name="ce16">
            <text:p><text:s/>414.385,33<text:s/></text:p>
          </table:table-cell>
          <table:table-cell office:value-type="float" office:value="6474953.25" table:style-name="ce16">
            <text:p><text:s/>6.474.953,25<text:s/></text:p>
          </table:table-cell>
          <table:table-cell office:value-type="float" office:value="14181897.380000001" table:style-name="ce16">
            <text:p><text:s/>14.181.897,38<text:s/></text:p>
          </table:table-cell>
          <table:table-cell office:value-type="float" office:value="1290935.97" table:style-name="ce16">
            <text:p><text:s/>1.290.935,97<text:s/></text:p>
          </table:table-cell>
          <table:table-cell office:value-type="float" office:value="140075.48000000001" table:style-name="ce16">
            <text:p><text:s/>140.075,48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5429385.109999999" table:style-name="ce16">
            <text:p><text:s/>15.429.385,11<text:s/></text:p>
          </table:table-cell>
          <table:table-cell office:value-type="float" office:value="7916502.3399999999" table:style-name="ce16">
            <text:p><text:s/>7.916.502,34<text:s/></text:p>
          </table:table-cell>
          <table:table-cell office:value-type="float" office:value="170068.73" table:style-name="ce16">
            <text:p><text:s/>170.068,73<text:s/></text:p>
          </table:table-cell>
          <table:table-cell office:value-type="float" office:value="38364988.869999997" table:style-name="ce16">
            <text:p><text:s/>38.364.988,87<text:s/></text:p>
          </table:table-cell>
          <table:table-cell office:value-type="float" office:value="190694.89" table:style-name="ce16">
            <text:p><text:s/>190.694,89<text:s/></text:p>
          </table:table-cell>
          <table:table-cell office:value-type="float" office:value="178071978.18999997" table:style-name="ce17">
            <text:p><text:s/>178.071.978,19<text:s/></text:p>
          </table:table-cell>
          <table:table-cell table:style-name="ce31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0" table:style-name="ce16">
            <text:p>-00<text:s/></text:p>
          </table:table-cell>
          <table:table-cell office:value-type="float" office:value="15691.43" table:style-name="ce16">
            <text:p><text:s/>15.691,43<text:s/></text:p>
          </table:table-cell>
          <table:table-cell office:value-type="float" office:value="48434.52" table:style-name="ce16">
            <text:p><text:s/>48.434,52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2672.21" table:style-name="ce16">
            <text:p><text:s/>2.672,21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2674.16" table:style-name="ce16">
            <text:p><text:s/>12.674,16<text:s/></text:p>
          </table:table-cell>
          <table:table-cell office:value-type="float" office:value="18245535.129999999" table:style-name="ce16">
            <text:p><text:s/>18.245.535,13<text:s/></text:p>
          </table:table-cell>
          <table:table-cell office:value-type="float" office:value="1357892.76" table:style-name="ce16">
            <text:p><text:s/>1.357.892,76<text:s/></text:p>
          </table:table-cell>
          <table:table-cell office:value-type="float" office:value="3660.68" table:style-name="ce16">
            <text:p><text:s/>3.660,68<text:s/></text:p>
          </table:table-cell>
          <table:table-cell office:value-type="float" office:value="15758.38" table:style-name="ce16">
            <text:p><text:s/>15.758,38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2806.98" table:style-name="ce16">
            <text:p><text:s/>2.806,98<text:s/></text:p>
          </table:table-cell>
          <table:table-cell office:value-type="float" office:value="47560.07" table:style-name="ce16">
            <text:p><text:s/>47.560,07<text:s/></text:p>
          </table:table-cell>
          <table:table-cell office:value-type="float" office:value="17637907.649999999" table:style-name="ce16">
            <text:p><text:s/>17.637.907,65<text:s/></text:p>
          </table:table-cell>
          <table:table-cell office:value-type="float" office:value="15851" table:style-name="ce16">
            <text:p><text:s/>15.851,00<text:s/></text:p>
          </table:table-cell>
          <table:table-cell office:value-type="float" office:value="44720063.969999999" table:style-name="ce16">
            <text:p><text:s/>44.720.063,97<text:s/></text:p>
          </table:table-cell>
          <table:table-cell office:value-type="float" office:value="30100576.350000001" table:style-name="ce16">
            <text:p><text:s/>30.100.576,35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4727.1000000000004" table:style-name="ce16">
            <text:p><text:s/>4.727,10<text:s/></text:p>
          </table:table-cell>
          <table:table-cell office:value-type="float" office:value="9452.42" table:style-name="ce16">
            <text:p><text:s/>9.452,42<text:s/></text:p>
          </table:table-cell>
          <table:table-cell office:value-type="float" office:value="40900.79" table:style-name="ce16">
            <text:p><text:s/>40.900,79<text:s/></text:p>
          </table:table-cell>
          <table:table-cell office:value-type="float" office:value="838363.06" table:style-name="ce16">
            <text:p><text:s/>838.363,06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63020280.5" table:style-name="ce16">
            <text:p><text:s/>163.020.280,5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276140809.15999997" table:style-name="ce17">
            <text:p><text:s/>276.140.809,16<text:s/></text:p>
          </table:table-cell>
          <table:table-cell table:style-name="ce31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379694.48" table:style-name="ce16">
            <text:p><text:s/>379.694,48<text:s/></text:p>
          </table:table-cell>
          <table:table-cell office:value-type="float" office:value="356068.92" table:style-name="ce16">
            <text:p><text:s/>356.068,92<text:s/></text:p>
          </table:table-cell>
          <table:table-cell office:value-type="float" office:value="15253803.83" table:style-name="ce16">
            <text:p><text:s/>15.253.803,83<text:s/></text:p>
          </table:table-cell>
          <table:table-cell office:value-type="float" office:value="1235.01" table:style-name="ce16">
            <text:p><text:s/>1.235,01<text:s/></text:p>
          </table:table-cell>
          <table:table-cell office:value-type="float" office:value="62786167.399999999" table:style-name="ce16">
            <text:p><text:s/>62.786.167,40<text:s/></text:p>
          </table:table-cell>
          <table:table-cell office:value-type="float" office:value="39646161.159999996" table:style-name="ce16">
            <text:p><text:s/>39.646.161,16<text:s/></text:p>
          </table:table-cell>
          <table:table-cell office:value-type="float" office:value="1068564.25" table:style-name="ce16">
            <text:p><text:s/>1.068.564,25<text:s/></text:p>
          </table:table-cell>
          <table:table-cell office:value-type="float" office:value="192557174.12" table:style-name="ce16">
            <text:p><text:s/>192.557.174,12<text:s/></text:p>
          </table:table-cell>
          <table:table-cell office:value-type="float" office:value="3467774.44" table:style-name="ce16">
            <text:p><text:s/>3.467.774,44<text:s/></text:p>
          </table:table-cell>
          <table:table-cell office:value-type="float" office:value="617787.25" table:style-name="ce16">
            <text:p><text:s/>617.787,25<text:s/></text:p>
          </table:table-cell>
          <table:table-cell office:value-type="float" office:value="79245064.439999998" table:style-name="ce16">
            <text:p><text:s/>79.245.064,44<text:s/></text:p>
          </table:table-cell>
          <table:table-cell office:value-type="float" office:value="532012.61" table:style-name="ce16">
            <text:p><text:s/>532.012,61<text:s/></text:p>
          </table:table-cell>
          <table:table-cell office:value-type="float" office:value="2521178.7200000002" table:style-name="ce16">
            <text:p><text:s/>2.521.178,72<text:s/></text:p>
          </table:table-cell>
          <table:table-cell office:value-type="float" office:value="5338127.71" table:style-name="ce16">
            <text:p><text:s/>5.338.127,71<text:s/></text:p>
          </table:table-cell>
          <table:table-cell office:value-type="float" office:value="2469101.2799999998" table:style-name="ce16">
            <text:p><text:s/>2.469.101,28<text:s/></text:p>
          </table:table-cell>
          <table:table-cell office:value-type="float" office:value="81612367.939999998" table:style-name="ce16">
            <text:p><text:s/>81.612.367,94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91195811" table:style-name="ce16">
            <text:p><text:s/>191.195.811,00<text:s/></text:p>
          </table:table-cell>
          <table:table-cell office:value-type="float" office:value="176695601.88999999" table:style-name="ce16">
            <text:p><text:s/>176.695.601,89<text:s/></text:p>
          </table:table-cell>
          <table:table-cell office:value-type="float" office:value="503564.44" table:style-name="ce16">
            <text:p><text:s/>503.564,44<text:s/></text:p>
          </table:table-cell>
          <table:table-cell office:value-type="float" office:value="65998.89" table:style-name="ce16">
            <text:p><text:s/>65.998,89<text:s/></text:p>
          </table:table-cell>
          <table:table-cell office:value-type="float" office:value="18533.740000000002" table:style-name="ce16">
            <text:p><text:s/>18.533,74<text:s/></text:p>
          </table:table-cell>
          <table:table-cell office:value-type="float" office:value="158232198.84999999" table:style-name="ce16">
            <text:p><text:s/>158.232.198,85<text:s/></text:p>
          </table:table-cell>
          <table:table-cell office:value-type="float" office:value="514515543.81999999" table:style-name="ce16">
            <text:p><text:s/>514.515.543,82<text:s/></text:p>
          </table:table-cell>
          <table:table-cell office:value-type="float" office:value="1077.8499999999999" table:style-name="ce16">
            <text:p><text:s/>1.077,85<text:s/></text:p>
          </table:table-cell>
          <table:table-cell office:value-type="float" office:value="978509769.69000006" table:style-name="ce16">
            <text:p><text:s/>978.509.769,69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2507590383.73" table:style-name="ce17">
            <text:p><text:s/>2.507.590.383,73<text:s/></text:p>
          </table:table-cell>
          <table:table-cell table:style-name="ce31"/>
          <table:table-cell table:number-columns-repeated="16354"/>
        </table:table-row>
        <table:table-row table:style-name="ro6">
          <table:table-cell office:value-type="string" table:style-name="ce18">
            <text:p><text:s text:c="2"/>IPI - OUTROS</text:p>
          </table:table-cell>
          <table:table-cell office:value-type="float" office:value="60790.610000000008" table:style-name="ce16">
            <text:p><text:s/>60.790,61<text:s/></text:p>
          </table:table-cell>
          <table:table-cell office:value-type="float" office:value="7020339.8300000001" table:style-name="ce16">
            <text:p><text:s/>7.020.339,83<text:s/></text:p>
          </table:table-cell>
          <table:table-cell office:value-type="float" office:value="6064085.4100000001" table:style-name="ce16">
            <text:p><text:s/>6.064.085,41<text:s/></text:p>
          </table:table-cell>
          <table:table-cell office:value-type="float" office:value="236595.13999999998" table:style-name="ce16">
            <text:p><text:s/>236.595,14<text:s/></text:p>
          </table:table-cell>
          <table:table-cell office:value-type="float" office:value="87965947.730000004" table:style-name="ce16">
            <text:p><text:s/>87.965.947,73<text:s/></text:p>
          </table:table-cell>
          <table:table-cell office:value-type="float" office:value="34647483.879999995" table:style-name="ce16">
            <text:p><text:s/>34.647.483,88<text:s/></text:p>
          </table:table-cell>
          <table:table-cell office:value-type="float" office:value="1978105.51" table:style-name="ce16">
            <text:p><text:s/>1.978.105,51<text:s/></text:p>
          </table:table-cell>
          <table:table-cell office:value-type="float" office:value="82561885.890000015" table:style-name="ce16">
            <text:p><text:s/>82.561.885,89<text:s/></text:p>
          </table:table-cell>
          <table:table-cell office:value-type="float" office:value="28962807.190000001" table:style-name="ce16">
            <text:p><text:s/>28.962.807,19<text:s/></text:p>
          </table:table-cell>
          <table:table-cell office:value-type="float" office:value="836908.83" table:style-name="ce16">
            <text:p><text:s/>836.908,83<text:s/></text:p>
          </table:table-cell>
          <table:table-cell office:value-type="float" office:value="220165111.12" table:style-name="ce16">
            <text:p><text:s/>220.165.111,12<text:s/></text:p>
          </table:table-cell>
          <table:table-cell office:value-type="float" office:value="9891708.1300000008" table:style-name="ce16">
            <text:p><text:s/>9.891.708,13<text:s/></text:p>
          </table:table-cell>
          <table:table-cell office:value-type="float" office:value="3813368.21" table:style-name="ce16">
            <text:p><text:s/>3.813.368,21<text:s/></text:p>
          </table:table-cell>
          <table:table-cell office:value-type="float" office:value="17391757.340000004" table:style-name="ce16">
            <text:p><text:s/>17.391.757,34<text:s/></text:p>
          </table:table-cell>
          <table:table-cell office:value-type="float" office:value="2787593.56" table:style-name="ce16">
            <text:p><text:s/>2.787.593,56<text:s/></text:p>
          </table:table-cell>
          <table:table-cell office:value-type="float" office:value="45908162" table:style-name="ce16">
            <text:p><text:s/>45.908.162,00<text:s/></text:p>
          </table:table-cell>
          <table:table-cell office:value-type="float" office:value="1120762.02" table:style-name="ce16">
            <text:p><text:s/>1.120.762,02<text:s/></text:p>
          </table:table-cell>
          <table:table-cell office:value-type="float" office:value="145640004.47000003" table:style-name="ce16">
            <text:p><text:s/>145.640.004,47<text:s/></text:p>
          </table:table-cell>
          <table:table-cell office:value-type="float" office:value="122949576.22999999" table:style-name="ce16">
            <text:p><text:s/>122.949.576,23<text:s/></text:p>
          </table:table-cell>
          <table:table-cell office:value-type="float" office:value="5009958.0100000007" table:style-name="ce16">
            <text:p><text:s/>5.009.958,01<text:s/></text:p>
          </table:table-cell>
          <table:table-cell office:value-type="float" office:value="5241954.0099999988" table:style-name="ce16">
            <text:p><text:s/>5.241.954,01<text:s/></text:p>
          </table:table-cell>
          <table:table-cell office:value-type="float" office:value="34406.910000000003" table:style-name="ce16">
            <text:p><text:s/>34.406,91<text:s/></text:p>
          </table:table-cell>
          <table:table-cell office:value-type="float" office:value="193824052.03999999" table:style-name="ce16">
            <text:p><text:s/>193.824.052,04<text:s/></text:p>
          </table:table-cell>
          <table:table-cell office:value-type="float" office:value="218588141.93000001" table:style-name="ce16">
            <text:p><text:s/>218.588.141,93<text:s/></text:p>
          </table:table-cell>
          <table:table-cell office:value-type="float" office:value="3920284.73" table:style-name="ce16">
            <text:p><text:s/>3.920.284,73<text:s/></text:p>
          </table:table-cell>
          <table:table-cell office:value-type="float" office:value="1127061656.01" table:style-name="ce16">
            <text:p><text:s/>1.127.061.656,01<text:s/></text:p>
          </table:table-cell>
          <table:table-cell office:value-type="float" office:value="1549442.95" table:style-name="ce16">
            <text:p><text:s/>1.549.442,95<text:s/></text:p>
          </table:table-cell>
          <table:table-cell office:value-type="float" office:value="2375232889.6899996" table:style-name="ce17">
            <text:p><text:s/>2.375.232.889,69<text:s/></text:p>
          </table:table-cell>
          <table:table-cell table:style-name="ce31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8475833.890000001" table:style-name="ce16">
            <text:p><text:s/>28.475.833,89<text:s/></text:p>
          </table:table-cell>
          <table:table-cell office:value-type="float" office:value="107366850.97" table:style-name="ce16">
            <text:p><text:s/>107.366.850,97<text:s/></text:p>
          </table:table-cell>
          <table:table-cell office:value-type="float" office:value="403929901.07999998" table:style-name="ce16">
            <text:p><text:s/>403.929.901,08<text:s/></text:p>
          </table:table-cell>
          <table:table-cell office:value-type="float" office:value="28058324.77" table:style-name="ce16">
            <text:p><text:s/>28.058.324,77<text:s/></text:p>
          </table:table-cell>
          <table:table-cell office:value-type="float" office:value="801243009.00999999" table:style-name="ce16">
            <text:p><text:s/>801.243.009,01<text:s/></text:p>
          </table:table-cell>
          <table:table-cell office:value-type="float" office:value="559131919.32000005" table:style-name="ce16">
            <text:p><text:s/>559.131.919,32<text:s/></text:p>
          </table:table-cell>
          <table:table-cell office:value-type="float" office:value="5534053819.9800005" table:style-name="ce16">
            <text:p><text:s/>5.534.053.819,98<text:s/></text:p>
          </table:table-cell>
          <table:table-cell office:value-type="float" office:value="491440334.97000003" table:style-name="ce16">
            <text:p><text:s/>491.440.334,97<text:s/></text:p>
          </table:table-cell>
          <table:table-cell office:value-type="float" office:value="602662388.03999996" table:style-name="ce16">
            <text:p><text:s/>602.662.388,04<text:s/></text:p>
          </table:table-cell>
          <table:table-cell office:value-type="float" office:value="157132733.06999999" table:style-name="ce16">
            <text:p><text:s/>157.132.733,07<text:s/></text:p>
          </table:table-cell>
          <table:table-cell office:value-type="float" office:value="3299195519.5599999" table:style-name="ce16">
            <text:p><text:s/>3.299.195.519,56<text:s/></text:p>
          </table:table-cell>
          <table:table-cell office:value-type="float" office:value="314811700.54000002" table:style-name="ce16">
            <text:p><text:s/>314.811.700,54<text:s/></text:p>
          </table:table-cell>
          <table:table-cell office:value-type="float" office:value="484503072.44" table:style-name="ce16">
            <text:p><text:s/>484.503.072,44<text:s/></text:p>
          </table:table-cell>
          <table:table-cell office:value-type="float" office:value="382185049.81999999" table:style-name="ce16">
            <text:p><text:s/>382.185.049,82<text:s/></text:p>
          </table:table-cell>
          <table:table-cell office:value-type="float" office:value="170517915.81999999" table:style-name="ce16">
            <text:p><text:s/>170.517.915,82<text:s/></text:p>
          </table:table-cell>
          <table:table-cell office:value-type="float" office:value="595933345.46000004" table:style-name="ce16">
            <text:p><text:s/>595.933.345,46<text:s/></text:p>
          </table:table-cell>
          <table:table-cell office:value-type="float" office:value="109218086.70999999" table:style-name="ce16">
            <text:p><text:s/>109.218.086,71<text:s/></text:p>
          </table:table-cell>
          <table:table-cell office:value-type="float" office:value="2082924214.71" table:style-name="ce16">
            <text:p><text:s/>2.082.924.214,71<text:s/></text:p>
          </table:table-cell>
          <table:table-cell office:value-type="float" office:value="7017859633.1499996" table:style-name="ce16">
            <text:p><text:s/>7.017.859.633,15<text:s/></text:p>
          </table:table-cell>
          <table:table-cell office:value-type="float" office:value="202993943.88999999" table:style-name="ce16">
            <text:p><text:s/>202.993.943,89<text:s/></text:p>
          </table:table-cell>
          <table:table-cell office:value-type="float" office:value="100764729.89" table:style-name="ce16">
            <text:p><text:s/>100.764.729,89<text:s/></text:p>
          </table:table-cell>
          <table:table-cell office:value-type="float" office:value="32893847.760000002" table:style-name="ce16">
            <text:p><text:s/>32.893.847,76<text:s/></text:p>
          </table:table-cell>
          <table:table-cell office:value-type="float" office:value="2294333674.6700001" table:style-name="ce16">
            <text:p><text:s/>2.294.333.674,67<text:s/></text:p>
          </table:table-cell>
          <table:table-cell office:value-type="float" office:value="1596544194.21" table:style-name="ce16">
            <text:p><text:s/>1.596.544.194,21<text:s/></text:p>
          </table:table-cell>
          <table:table-cell office:value-type="float" office:value="105652904.51000001" table:style-name="ce16">
            <text:p><text:s/>105.652.904,51<text:s/></text:p>
          </table:table-cell>
          <table:table-cell office:value-type="float" office:value="20532028648.669998" table:style-name="ce16">
            <text:p><text:s/>20.532.028.648,67<text:s/></text:p>
          </table:table-cell>
          <table:table-cell office:value-type="float" office:value="65042740.850000001" table:style-name="ce16">
            <text:p><text:s/>65.042.740,85<text:s/></text:p>
          </table:table-cell>
          <table:table-cell office:value-type="float" office:value="48100898337.759987" table:style-name="ce17">
            <text:p><text:s/>48.100.898.337,76<text:s/></text:p>
          </table:table-cell>
          <table:table-cell table:style-name="ce31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3745483.57" table:style-name="ce16">
            <text:p><text:s/>3.745.483,57<text:s/></text:p>
          </table:table-cell>
          <table:table-cell office:value-type="float" office:value="17872058.32" table:style-name="ce16">
            <text:p><text:s/>17.872.058,32<text:s/></text:p>
          </table:table-cell>
          <table:table-cell office:value-type="float" office:value="20118526.199999999" table:style-name="ce16">
            <text:p><text:s/>20.118.526,20<text:s/></text:p>
          </table:table-cell>
          <table:table-cell office:value-type="float" office:value="3442264.79" table:style-name="ce16">
            <text:p><text:s/>3.442.264,79<text:s/></text:p>
          </table:table-cell>
          <table:table-cell office:value-type="float" office:value="76010458.129999995" table:style-name="ce16">
            <text:p><text:s/>76.010.458,13<text:s/></text:p>
          </table:table-cell>
          <table:table-cell office:value-type="float" office:value="44023660.420000002" table:style-name="ce16">
            <text:p><text:s/>44.023.660,42<text:s/></text:p>
          </table:table-cell>
          <table:table-cell office:value-type="float" office:value="205924231.79000002" table:style-name="ce16">
            <text:p><text:s/>205.924.231,79<text:s/></text:p>
          </table:table-cell>
          <table:table-cell office:value-type="float" office:value="42559041.060000002" table:style-name="ce16">
            <text:p><text:s/>42.559.041,06<text:s/></text:p>
          </table:table-cell>
          <table:table-cell office:value-type="float" office:value="85719340.069999993" table:style-name="ce16">
            <text:p><text:s/>85.719.340,07<text:s/></text:p>
          </table:table-cell>
          <table:table-cell office:value-type="float" office:value="21687582.109999999" table:style-name="ce16">
            <text:p><text:s/>21.687.582,11<text:s/></text:p>
          </table:table-cell>
          <table:table-cell office:value-type="float" office:value="296919260.81" table:style-name="ce16">
            <text:p><text:s/>296.919.260,81<text:s/></text:p>
          </table:table-cell>
          <table:table-cell office:value-type="float" office:value="46926550.259999998" table:style-name="ce16">
            <text:p><text:s/>46.926.550,26<text:s/></text:p>
          </table:table-cell>
          <table:table-cell office:value-type="float" office:value="52856401.710000001" table:style-name="ce16">
            <text:p><text:s/>52.856.401,71<text:s/></text:p>
          </table:table-cell>
          <table:table-cell office:value-type="float" office:value="29443704.699999999" table:style-name="ce16">
            <text:p><text:s/>29.443.704,70<text:s/></text:p>
          </table:table-cell>
          <table:table-cell office:value-type="float" office:value="23670038.84" table:style-name="ce16">
            <text:p><text:s/>23.670.038,84<text:s/></text:p>
          </table:table-cell>
          <table:table-cell office:value-type="float" office:value="58655582.530000001" table:style-name="ce16">
            <text:p><text:s/>58.655.582,53<text:s/></text:p>
          </table:table-cell>
          <table:table-cell office:value-type="float" office:value="14007966.189999999" table:style-name="ce16">
            <text:p><text:s/>14.007.966,19<text:s/></text:p>
          </table:table-cell>
          <table:table-cell office:value-type="float" office:value="239238510.06999999" table:style-name="ce16">
            <text:p><text:s/>239.238.510,07<text:s/></text:p>
          </table:table-cell>
          <table:table-cell office:value-type="float" office:value="487915437.25999999" table:style-name="ce16">
            <text:p><text:s/>487.915.437,26<text:s/></text:p>
          </table:table-cell>
          <table:table-cell office:value-type="float" office:value="32490100.460000001" table:style-name="ce16">
            <text:p><text:s/>32.490.100,46<text:s/></text:p>
          </table:table-cell>
          <table:table-cell office:value-type="float" office:value="13426984.640000001" table:style-name="ce16">
            <text:p><text:s/>13.426.984,64<text:s/></text:p>
          </table:table-cell>
          <table:table-cell office:value-type="float" office:value="5034899.7" table:style-name="ce16">
            <text:p><text:s/>5.034.899,70<text:s/></text:p>
          </table:table-cell>
          <table:table-cell office:value-type="float" office:value="246308089.44" table:style-name="ce16">
            <text:p><text:s/>246.308.089,44<text:s/></text:p>
          </table:table-cell>
          <table:table-cell office:value-type="float" office:value="159231572.59999999" table:style-name="ce16">
            <text:p><text:s/>159.231.572,60<text:s/></text:p>
          </table:table-cell>
          <table:table-cell office:value-type="float" office:value="19181400.210000001" table:style-name="ce16">
            <text:p><text:s/>19.181.400,21<text:s/></text:p>
          </table:table-cell>
          <table:table-cell office:value-type="float" office:value="1423217401.6099999" table:style-name="ce16">
            <text:p><text:s/>1.423.217.401,61<text:s/></text:p>
          </table:table-cell>
          <table:table-cell office:value-type="float" office:value="9593076.3000000007" table:style-name="ce16">
            <text:p><text:s/>9.593.076,30<text:s/></text:p>
          </table:table-cell>
          <table:table-cell office:value-type="float" office:value="3679219623.7900009" table:style-name="ce17">
            <text:p><text:s/>3.679.219.623,79<text:s/></text:p>
          </table:table-cell>
          <table:table-cell table:style-name="ce31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13558912.369999999" table:style-name="ce16">
            <text:p><text:s/>13.558.912,37<text:s/></text:p>
          </table:table-cell>
          <table:table-cell office:value-type="float" office:value="51551371.799999997" table:style-name="ce16">
            <text:p><text:s/>51.551.371,80<text:s/></text:p>
          </table:table-cell>
          <table:table-cell office:value-type="float" office:value="265531458.24000001" table:style-name="ce16">
            <text:p><text:s/>265.531.458,24<text:s/></text:p>
          </table:table-cell>
          <table:table-cell office:value-type="float" office:value="18694753.73" table:style-name="ce16">
            <text:p><text:s/>18.694.753,73<text:s/></text:p>
          </table:table-cell>
          <table:table-cell office:value-type="float" office:value="457772155.95999998" table:style-name="ce16">
            <text:p><text:s/>457.772.155,96<text:s/></text:p>
          </table:table-cell>
          <table:table-cell office:value-type="float" office:value="327759757.81999999" table:style-name="ce16">
            <text:p><text:s/>327.759.757,82<text:s/></text:p>
          </table:table-cell>
          <table:table-cell office:value-type="float" office:value="1038204729.71" table:style-name="ce16">
            <text:p><text:s/>1.038.204.729,71<text:s/></text:p>
          </table:table-cell>
          <table:table-cell office:value-type="float" office:value="311336000.88" table:style-name="ce16">
            <text:p><text:s/>311.336.000,88<text:s/></text:p>
          </table:table-cell>
          <table:table-cell office:value-type="float" office:value="355690427.07999998" table:style-name="ce16">
            <text:p><text:s/>355.690.427,08<text:s/></text:p>
          </table:table-cell>
          <table:table-cell office:value-type="float" office:value="90945915.989999995" table:style-name="ce16">
            <text:p><text:s/>90.945.915,99<text:s/></text:p>
          </table:table-cell>
          <table:table-cell office:value-type="float" office:value="2227501350.1399999" table:style-name="ce16">
            <text:p><text:s/>2.227.501.350,14<text:s/></text:p>
          </table:table-cell>
          <table:table-cell office:value-type="float" office:value="202082758.09999999" table:style-name="ce16">
            <text:p><text:s/>202.082.758,10<text:s/></text:p>
          </table:table-cell>
          <table:table-cell office:value-type="float" office:value="318348516.11000001" table:style-name="ce16">
            <text:p><text:s/>318.348.516,11<text:s/></text:p>
          </table:table-cell>
          <table:table-cell office:value-type="float" office:value="236228679.94" table:style-name="ce16">
            <text:p><text:s/>236.228.679,94<text:s/></text:p>
          </table:table-cell>
          <table:table-cell office:value-type="float" office:value="82578826.079999998" table:style-name="ce16">
            <text:p><text:s/>82.578.826,08<text:s/></text:p>
          </table:table-cell>
          <table:table-cell office:value-type="float" office:value="350292380.22000003" table:style-name="ce16">
            <text:p><text:s/>350.292.380,22<text:s/></text:p>
          </table:table-cell>
          <table:table-cell office:value-type="float" office:value="64149963.119999997" table:style-name="ce16">
            <text:p><text:s/>64.149.963,12<text:s/></text:p>
          </table:table-cell>
          <table:table-cell office:value-type="float" office:value="1319834040.7" table:style-name="ce16">
            <text:p><text:s/>1.319.834.040,70<text:s/></text:p>
          </table:table-cell>
          <table:table-cell office:value-type="float" office:value="3692687584.4499998" table:style-name="ce16">
            <text:p><text:s/>3.692.687.584,45<text:s/></text:p>
          </table:table-cell>
          <table:table-cell office:value-type="float" office:value="110197387.12" table:style-name="ce16">
            <text:p><text:s/>110.197.387,12<text:s/></text:p>
          </table:table-cell>
          <table:table-cell office:value-type="float" office:value="56048733.439999998" table:style-name="ce16">
            <text:p><text:s/>56.048.733,44<text:s/></text:p>
          </table:table-cell>
          <table:table-cell office:value-type="float" office:value="19812147.879999999" table:style-name="ce16">
            <text:p><text:s/>19.812.147,88<text:s/></text:p>
          </table:table-cell>
          <table:table-cell office:value-type="float" office:value="1418493309.46" table:style-name="ce16">
            <text:p><text:s/>1.418.493.309,46<text:s/></text:p>
          </table:table-cell>
          <table:table-cell office:value-type="float" office:value="1074436704.4100001" table:style-name="ce16">
            <text:p><text:s/>1.074.436.704,41<text:s/></text:p>
          </table:table-cell>
          <table:table-cell office:value-type="float" office:value="55709727.219999999" table:style-name="ce16">
            <text:p><text:s/>55.709.727,22<text:s/></text:p>
          </table:table-cell>
          <table:table-cell office:value-type="float" office:value="9527110432.6700001" table:style-name="ce16">
            <text:p><text:s/>9.527.110.432,67<text:s/></text:p>
          </table:table-cell>
          <table:table-cell office:value-type="float" office:value="38421870.659999996" table:style-name="ce16">
            <text:p><text:s/>38.421.870,66<text:s/></text:p>
          </table:table-cell>
          <table:table-cell office:value-type="float" office:value="23724979895.299999" table:style-name="ce17">
            <text:p><text:s/>23.724.979.895,30<text:s/></text:p>
          </table:table-cell>
          <table:table-cell table:style-name="ce31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3385.33" table:style-name="ce16">
            <text:p><text:s/>3.385,33<text:s/></text:p>
          </table:table-cell>
          <table:table-cell office:value-type="float" office:value="11645.57" table:style-name="ce16">
            <text:p><text:s/>11.645,57<text:s/></text:p>
          </table:table-cell>
          <table:table-cell office:value-type="float" office:value="300731.18" table:style-name="ce16">
            <text:p><text:s/>300.731,18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471729.72" table:style-name="ce16">
            <text:p><text:s/>1.471.729,72<text:s/></text:p>
          </table:table-cell>
          <table:table-cell office:value-type="float" office:value="27248524.41" table:style-name="ce16">
            <text:p><text:s/>27.248.524,41<text:s/></text:p>
          </table:table-cell>
          <table:table-cell office:value-type="float" office:value="75827651.599999994" table:style-name="ce16">
            <text:p><text:s/>75.827.651,60<text:s/></text:p>
          </table:table-cell>
          <table:table-cell office:value-type="float" office:value="9428637.8399999999" table:style-name="ce16">
            <text:p><text:s/>9.428.637,84<text:s/></text:p>
          </table:table-cell>
          <table:table-cell office:value-type="float" office:value="780354.54" table:style-name="ce16">
            <text:p><text:s/>780.354,54<text:s/></text:p>
          </table:table-cell>
          <table:table-cell office:value-type="float" office:value="48891.23" table:style-name="ce16">
            <text:p><text:s/>48.891,23<text:s/></text:p>
          </table:table-cell>
          <table:table-cell office:value-type="float" office:value="14970771.65" table:style-name="ce16">
            <text:p><text:s/>14.970.771,65<text:s/></text:p>
          </table:table-cell>
          <table:table-cell office:value-type="float" office:value="29831.77" table:style-name="ce16">
            <text:p><text:s/>29.831,77<text:s/></text:p>
          </table:table-cell>
          <table:table-cell office:value-type="float" office:value="903351.13" table:style-name="ce16">
            <text:p><text:s/>903.351,13<text:s/></text:p>
          </table:table-cell>
          <table:table-cell office:value-type="float" office:value="21231636.359999999" table:style-name="ce16">
            <text:p><text:s/>21.231.636,36<text:s/></text:p>
          </table:table-cell>
          <table:table-cell office:value-type="float" office:value="61970.36" table:style-name="ce16">
            <text:p><text:s/>61.970,36<text:s/></text:p>
          </table:table-cell>
          <table:table-cell office:value-type="float" office:value="145049.57" table:style-name="ce16">
            <text:p><text:s/>145.049,57<text:s/></text:p>
          </table:table-cell>
          <table:table-cell office:value-type="float" office:value="26754.49" table:style-name="ce16">
            <text:p><text:s/>26.754,49<text:s/></text:p>
          </table:table-cell>
          <table:table-cell office:value-type="float" office:value="16264491.02" table:style-name="ce16">
            <text:p><text:s/>16.264.491,02<text:s/></text:p>
          </table:table-cell>
          <table:table-cell office:value-type="float" office:value="141180104.5" table:style-name="ce16">
            <text:p><text:s/>141.180.104,50<text:s/></text:p>
          </table:table-cell>
          <table:table-cell office:value-type="float" office:value="7511.65" table:style-name="ce16">
            <text:p><text:s/>7.511,65<text:s/></text:p>
          </table:table-cell>
          <table:table-cell office:value-type="float" office:value="380682.95" table:style-name="ce16">
            <text:p><text:s/>380.682,95<text:s/></text:p>
          </table:table-cell>
          <table:table-cell office:value-type="float" office:value="1419.63" table:style-name="ce16">
            <text:p><text:s/>1.419,63<text:s/></text:p>
          </table:table-cell>
          <table:table-cell office:value-type="float" office:value="54267854.520000003" table:style-name="ce16">
            <text:p><text:s/>54.267.854,52<text:s/></text:p>
          </table:table-cell>
          <table:table-cell office:value-type="float" office:value="2163984.1800000002" table:style-name="ce16">
            <text:p><text:s/>2.163.984,18<text:s/></text:p>
          </table:table-cell>
          <table:table-cell office:value-type="float" office:value="2366467.2200000002" table:style-name="ce16">
            <text:p><text:s/>2.366.467,22<text:s/></text:p>
          </table:table-cell>
          <table:table-cell office:value-type="float" office:value="646269657.75" table:style-name="ce16">
            <text:p><text:s/>646.269.657,75<text:s/></text:p>
          </table:table-cell>
          <table:table-cell office:value-type="float" office:value="25547.200000000001" table:style-name="ce16">
            <text:p><text:s/>25.547,20<text:s/></text:p>
          </table:table-cell>
          <table:table-cell office:value-type="float" office:value="1015418637.3700001" table:style-name="ce17">
            <text:p><text:s/>1.015.418.637,37<text:s/></text:p>
          </table:table-cell>
          <table:table-cell table:style-name="ce31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13555527.039999999" table:style-name="ce16">
            <text:p><text:s/>13.555.527,04<text:s/></text:p>
          </table:table-cell>
          <table:table-cell office:value-type="float" office:value="51539726.229999997" table:style-name="ce16">
            <text:p><text:s/>51.539.726,23<text:s/></text:p>
          </table:table-cell>
          <table:table-cell office:value-type="float" office:value="265230727.06000003" table:style-name="ce16">
            <text:p><text:s/>265.230.727,06<text:s/></text:p>
          </table:table-cell>
          <table:table-cell office:value-type="float" office:value="18694753.730000004" table:style-name="ce16">
            <text:p><text:s/>18.694.753,73<text:s/></text:p>
          </table:table-cell>
          <table:table-cell office:value-type="float" office:value="456300426.24000007" table:style-name="ce16">
            <text:p><text:s/>456.300.426,24<text:s/></text:p>
          </table:table-cell>
          <table:table-cell office:value-type="float" office:value="300511233.41000003" table:style-name="ce16">
            <text:p><text:s/>300.511.233,41<text:s/></text:p>
          </table:table-cell>
          <table:table-cell office:value-type="float" office:value="962377078.11000001" table:style-name="ce16">
            <text:p><text:s/>962.377.078,11<text:s/></text:p>
          </table:table-cell>
          <table:table-cell office:value-type="float" office:value="301907363.03999996" table:style-name="ce16">
            <text:p><text:s/>301.907.363,04<text:s/></text:p>
          </table:table-cell>
          <table:table-cell office:value-type="float" office:value="354910072.54000002" table:style-name="ce16">
            <text:p><text:s/>354.910.072,54<text:s/></text:p>
          </table:table-cell>
          <table:table-cell office:value-type="float" office:value="90897024.75999999" table:style-name="ce16">
            <text:p><text:s/>90.897.024,76<text:s/></text:p>
          </table:table-cell>
          <table:table-cell office:value-type="float" office:value="2212530578.4900002" table:style-name="ce16">
            <text:p><text:s/>2.212.530.578,49<text:s/></text:p>
          </table:table-cell>
          <table:table-cell office:value-type="float" office:value="202052926.33000001" table:style-name="ce16">
            <text:p><text:s/>202.052.926,33<text:s/></text:p>
          </table:table-cell>
          <table:table-cell office:value-type="float" office:value="317445164.98000002" table:style-name="ce16">
            <text:p><text:s/>317.445.164,98<text:s/></text:p>
          </table:table-cell>
          <table:table-cell office:value-type="float" office:value="214997043.58000004" table:style-name="ce16">
            <text:p><text:s/>214.997.043,58<text:s/></text:p>
          </table:table-cell>
          <table:table-cell office:value-type="float" office:value="82516855.719999999" table:style-name="ce16">
            <text:p><text:s/>82.516.855,72<text:s/></text:p>
          </table:table-cell>
          <table:table-cell office:value-type="float" office:value="350147330.64999998" table:style-name="ce16">
            <text:p><text:s/>350.147.330,65<text:s/></text:p>
          </table:table-cell>
          <table:table-cell office:value-type="float" office:value="64123208.629999995" table:style-name="ce16">
            <text:p><text:s/>64.123.208,63<text:s/></text:p>
          </table:table-cell>
          <table:table-cell office:value-type="float" office:value="1303569549.6799998" table:style-name="ce16">
            <text:p><text:s/>1.303.569.549,68<text:s/></text:p>
          </table:table-cell>
          <table:table-cell office:value-type="float" office:value="3551507479.9499998" table:style-name="ce16">
            <text:p><text:s/>3.551.507.479,95<text:s/></text:p>
          </table:table-cell>
          <table:table-cell office:value-type="float" office:value="110189875.47" table:style-name="ce16">
            <text:p><text:s/>110.189.875,47<text:s/></text:p>
          </table:table-cell>
          <table:table-cell office:value-type="float" office:value="55668050.490000002" table:style-name="ce16">
            <text:p><text:s/>55.668.050,49<text:s/></text:p>
          </table:table-cell>
          <table:table-cell office:value-type="float" office:value="19810728.25" table:style-name="ce16">
            <text:p><text:s/>19.810.728,25<text:s/></text:p>
          </table:table-cell>
          <table:table-cell office:value-type="float" office:value="1364225454.9399998" table:style-name="ce16">
            <text:p><text:s/>1.364.225.454,94<text:s/></text:p>
          </table:table-cell>
          <table:table-cell office:value-type="float" office:value="1072272720.2300001" table:style-name="ce16">
            <text:p><text:s/>1.072.272.720,23<text:s/></text:p>
          </table:table-cell>
          <table:table-cell office:value-type="float" office:value="53343260" table:style-name="ce16">
            <text:p><text:s/>53.343.260,00<text:s/></text:p>
          </table:table-cell>
          <table:table-cell office:value-type="float" office:value="8880840774.9200001" table:style-name="ce16">
            <text:p><text:s/>8.880.840.774,92<text:s/></text:p>
          </table:table-cell>
          <table:table-cell office:value-type="float" office:value="38396323.460000008" table:style-name="ce16">
            <text:p><text:s/>38.396.323,46<text:s/></text:p>
          </table:table-cell>
          <table:table-cell office:value-type="float" office:value="22709561257.929996" table:style-name="ce17">
            <text:p><text:s/>22.709.561.257,93<text:s/></text:p>
          </table:table-cell>
          <table:table-cell table:style-name="ce31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11171437.949999999" table:style-name="ce16">
            <text:p><text:s/>11.171.437,95<text:s/></text:p>
          </table:table-cell>
          <table:table-cell office:value-type="float" office:value="37943420.850000001" table:style-name="ce16">
            <text:p><text:s/>37.943.420,85<text:s/></text:p>
          </table:table-cell>
          <table:table-cell office:value-type="float" office:value="118279916.64" table:style-name="ce16">
            <text:p><text:s/>118.279.916,64<text:s/></text:p>
          </table:table-cell>
          <table:table-cell office:value-type="float" office:value="5921306.25" table:style-name="ce16">
            <text:p><text:s/>5.921.306,25<text:s/></text:p>
          </table:table-cell>
          <table:table-cell office:value-type="float" office:value="267460394.91999999" table:style-name="ce16">
            <text:p><text:s/>267.460.394,92<text:s/></text:p>
          </table:table-cell>
          <table:table-cell office:value-type="float" office:value="187348501.08000001" table:style-name="ce16">
            <text:p><text:s/>187.348.501,08<text:s/></text:p>
          </table:table-cell>
          <table:table-cell office:value-type="float" office:value="4289924858.48" table:style-name="ce16">
            <text:p><text:s/>4.289.924.858,48<text:s/></text:p>
          </table:table-cell>
          <table:table-cell office:value-type="float" office:value="137545293.03" table:style-name="ce16">
            <text:p><text:s/>137.545.293,03<text:s/></text:p>
          </table:table-cell>
          <table:table-cell office:value-type="float" office:value="161252620.88999999" table:style-name="ce16">
            <text:p><text:s/>161.252.620,89<text:s/></text:p>
          </table:table-cell>
          <table:table-cell office:value-type="float" office:value="44499234.969999999" table:style-name="ce16">
            <text:p><text:s/>44.499.234,97<text:s/></text:p>
          </table:table-cell>
          <table:table-cell office:value-type="float" office:value="774774908.61000001" table:style-name="ce16">
            <text:p><text:s/>774.774.908,61<text:s/></text:p>
          </table:table-cell>
          <table:table-cell office:value-type="float" office:value="65802392.18" table:style-name="ce16">
            <text:p><text:s/>65.802.392,18<text:s/></text:p>
          </table:table-cell>
          <table:table-cell office:value-type="float" office:value="113298154.62" table:style-name="ce16">
            <text:p><text:s/>113.298.154,62<text:s/></text:p>
          </table:table-cell>
          <table:table-cell office:value-type="float" office:value="116512665.18000001" table:style-name="ce16">
            <text:p><text:s/>116.512.665,18<text:s/></text:p>
          </table:table-cell>
          <table:table-cell office:value-type="float" office:value="64269050.899999999" table:style-name="ce16">
            <text:p><text:s/>64.269.050,90<text:s/></text:p>
          </table:table-cell>
          <table:table-cell office:value-type="float" office:value="186985382.71000001" table:style-name="ce16">
            <text:p><text:s/>186.985.382,71<text:s/></text:p>
          </table:table-cell>
          <table:table-cell office:value-type="float" office:value="31060157.399999999" table:style-name="ce16">
            <text:p><text:s/>31.060.157,40<text:s/></text:p>
          </table:table-cell>
          <table:table-cell office:value-type="float" office:value="523851663.94" table:style-name="ce16">
            <text:p><text:s/>523.851.663,94<text:s/></text:p>
          </table:table-cell>
          <table:table-cell office:value-type="float" office:value="2837256611.4400001" table:style-name="ce16">
            <text:p><text:s/>2.837.256.611,44<text:s/></text:p>
          </table:table-cell>
          <table:table-cell office:value-type="float" office:value="60306456.310000002" table:style-name="ce16">
            <text:p><text:s/>60.306.456,31<text:s/></text:p>
          </table:table-cell>
          <table:table-cell office:value-type="float" office:value="31289011.809999999" table:style-name="ce16">
            <text:p><text:s/>31.289.011,81<text:s/></text:p>
          </table:table-cell>
          <table:table-cell office:value-type="float" office:value="8046800.1799999997" table:style-name="ce16">
            <text:p><text:s/>8.046.800,18<text:s/></text:p>
          </table:table-cell>
          <table:table-cell office:value-type="float" office:value="629532275.76999998" table:style-name="ce16">
            <text:p><text:s/>629.532.275,77<text:s/></text:p>
          </table:table-cell>
          <table:table-cell office:value-type="float" office:value="362875917.19999999" table:style-name="ce16">
            <text:p><text:s/>362.875.917,20<text:s/></text:p>
          </table:table-cell>
          <table:table-cell office:value-type="float" office:value="30761777.079999998" table:style-name="ce16">
            <text:p><text:s/>30.761.777,08<text:s/></text:p>
          </table:table-cell>
          <table:table-cell office:value-type="float" office:value="9581700814.3899994" table:style-name="ce16">
            <text:p><text:s/>9.581.700.814,39<text:s/></text:p>
          </table:table-cell>
          <table:table-cell office:value-type="float" office:value="17027793.890000001" table:style-name="ce16">
            <text:p><text:s/>17.027.793,89<text:s/></text:p>
          </table:table-cell>
          <table:table-cell office:value-type="float" office:value="20696698818.669998" table:style-name="ce17">
            <text:p><text:s/>20.696.698.818,67<text:s/></text:p>
          </table:table-cell>
          <table:table-cell table:style-name="ce31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8073525.3499999996" table:style-name="ce16">
            <text:p><text:s/>8.073.525,35<text:s/></text:p>
          </table:table-cell>
          <table:table-cell office:value-type="float" office:value="34061496.049999997" table:style-name="ce16">
            <text:p><text:s/>34.061.496,05<text:s/></text:p>
          </table:table-cell>
          <table:table-cell office:value-type="float" office:value="84131182.700000003" table:style-name="ce16">
            <text:p><text:s/>84.131.182,70<text:s/></text:p>
          </table:table-cell>
          <table:table-cell office:value-type="float" office:value="5334226.53" table:style-name="ce16">
            <text:p><text:s/>5.334.226,53<text:s/></text:p>
          </table:table-cell>
          <table:table-cell office:value-type="float" office:value="215937014.27000001" table:style-name="ce16">
            <text:p><text:s/>215.937.014,27<text:s/></text:p>
          </table:table-cell>
          <table:table-cell office:value-type="float" office:value="148414655.30000001" table:style-name="ce16">
            <text:p><text:s/>148.414.655,30<text:s/></text:p>
          </table:table-cell>
          <table:table-cell office:value-type="float" office:value="3200221083.3699999" table:style-name="ce16">
            <text:p><text:s/>3.200.221.083,37<text:s/></text:p>
          </table:table-cell>
          <table:table-cell office:value-type="float" office:value="105102377.55" table:style-name="ce16">
            <text:p><text:s/>105.102.377,55<text:s/></text:p>
          </table:table-cell>
          <table:table-cell office:value-type="float" office:value="131295675.29000001" table:style-name="ce16">
            <text:p><text:s/>131.295.675,29<text:s/></text:p>
          </table:table-cell>
          <table:table-cell office:value-type="float" office:value="39373538.979999997" table:style-name="ce16">
            <text:p><text:s/>39.373.538,98<text:s/></text:p>
          </table:table-cell>
          <table:table-cell office:value-type="float" office:value="560040920.71000004" table:style-name="ce16">
            <text:p><text:s/>560.040.920,71<text:s/></text:p>
          </table:table-cell>
          <table:table-cell office:value-type="float" office:value="56434603.759999998" table:style-name="ce16">
            <text:p><text:s/>56.434.603,76<text:s/></text:p>
          </table:table-cell>
          <table:table-cell office:value-type="float" office:value="87662008.950000003" table:style-name="ce16">
            <text:p><text:s/>87.662.008,95<text:s/></text:p>
          </table:table-cell>
          <table:table-cell office:value-type="float" office:value="101387278.04000001" table:style-name="ce16">
            <text:p><text:s/>101.387.278,04<text:s/></text:p>
          </table:table-cell>
          <table:table-cell office:value-type="float" office:value="60004233.299999997" table:style-name="ce16">
            <text:p><text:s/>60.004.233,30<text:s/></text:p>
          </table:table-cell>
          <table:table-cell office:value-type="float" office:value="152694033.21000001" table:style-name="ce16">
            <text:p><text:s/>152.694.033,21<text:s/></text:p>
          </table:table-cell>
          <table:table-cell office:value-type="float" office:value="26483750.489999998" table:style-name="ce16">
            <text:p><text:s/>26.483.750,49<text:s/></text:p>
          </table:table-cell>
          <table:table-cell office:value-type="float" office:value="397673264.33999997" table:style-name="ce16">
            <text:p><text:s/>397.673.264,34<text:s/></text:p>
          </table:table-cell>
          <table:table-cell office:value-type="float" office:value="1557689082.25" table:style-name="ce16">
            <text:p><text:s/>1.557.689.082,25<text:s/></text:p>
          </table:table-cell>
          <table:table-cell office:value-type="float" office:value="48699548.810000002" table:style-name="ce16">
            <text:p><text:s/>48.699.548,81<text:s/></text:p>
          </table:table-cell>
          <table:table-cell office:value-type="float" office:value="23012770.09" table:style-name="ce16">
            <text:p><text:s/>23.012.770,09<text:s/></text:p>
          </table:table-cell>
          <table:table-cell office:value-type="float" office:value="6762152.1600000001" table:style-name="ce16">
            <text:p><text:s/>6.762.152,16<text:s/></text:p>
          </table:table-cell>
          <table:table-cell office:value-type="float" office:value="450902074.98000002" table:style-name="ce16">
            <text:p><text:s/>450.902.074,98<text:s/></text:p>
          </table:table-cell>
          <table:table-cell office:value-type="float" office:value="255445854.77000001" table:style-name="ce16">
            <text:p><text:s/>255.445.854,77<text:s/></text:p>
          </table:table-cell>
          <table:table-cell office:value-type="float" office:value="25780568.960000001" table:style-name="ce16">
            <text:p><text:s/>25.780.568,96<text:s/></text:p>
          </table:table-cell>
          <table:table-cell office:value-type="float" office:value="5218346722.3199997" table:style-name="ce16">
            <text:p><text:s/>5.218.346.722,32<text:s/></text:p>
          </table:table-cell>
          <table:table-cell office:value-type="float" office:value="13660264.869999999" table:style-name="ce16">
            <text:p><text:s/>13.660.264,87<text:s/></text:p>
          </table:table-cell>
          <table:table-cell office:value-type="float" office:value="13014623907.400003" table:style-name="ce17">
            <text:p><text:s/>13.014.623.907,40<text:s/></text:p>
          </table:table-cell>
          <table:table-cell table:style-name="ce31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2273471.91" table:style-name="ce16">
            <text:p><text:s/>2.273.471,91<text:s/></text:p>
          </table:table-cell>
          <table:table-cell office:value-type="float" office:value="1148023.26" table:style-name="ce16">
            <text:p><text:s/>1.148.023,26<text:s/></text:p>
          </table:table-cell>
          <table:table-cell office:value-type="float" office:value="10275297.17" table:style-name="ce16">
            <text:p><text:s/>10.275.297,17<text:s/></text:p>
          </table:table-cell>
          <table:table-cell office:value-type="float" office:value="100615.15" table:style-name="ce16">
            <text:p><text:s/>100.615,15<text:s/></text:p>
          </table:table-cell>
          <table:table-cell office:value-type="float" office:value="18631746.809999999" table:style-name="ce16">
            <text:p><text:s/>18.631.746,81<text:s/></text:p>
          </table:table-cell>
          <table:table-cell office:value-type="float" office:value="11390649.66" table:style-name="ce16">
            <text:p><text:s/>11.390.649,66<text:s/></text:p>
          </table:table-cell>
          <table:table-cell office:value-type="float" office:value="293043495.06999999" table:style-name="ce16">
            <text:p><text:s/>293.043.495,07<text:s/></text:p>
          </table:table-cell>
          <table:table-cell office:value-type="float" office:value="10332332.199999999" table:style-name="ce16">
            <text:p><text:s/>10.332.332,20<text:s/></text:p>
          </table:table-cell>
          <table:table-cell office:value-type="float" office:value="11302382.800000001" table:style-name="ce16">
            <text:p><text:s/>11.302.382,80<text:s/></text:p>
          </table:table-cell>
          <table:table-cell office:value-type="float" office:value="2024630.95" table:style-name="ce16">
            <text:p><text:s/>2.024.630,95<text:s/></text:p>
          </table:table-cell>
          <table:table-cell office:value-type="float" office:value="99643575.560000002" table:style-name="ce16">
            <text:p><text:s/>99.643.575,56<text:s/></text:p>
          </table:table-cell>
          <table:table-cell office:value-type="float" office:value="5320891.6399999997" table:style-name="ce16">
            <text:p><text:s/>5.320.891,64<text:s/></text:p>
          </table:table-cell>
          <table:table-cell office:value-type="float" office:value="13073772" table:style-name="ce16">
            <text:p><text:s/>13.073.772,00<text:s/></text:p>
          </table:table-cell>
          <table:table-cell office:value-type="float" office:value="3484869.13" table:style-name="ce16">
            <text:p><text:s/>3.484.869,13<text:s/></text:p>
          </table:table-cell>
          <table:table-cell office:value-type="float" office:value="2066045.63" table:style-name="ce16">
            <text:p><text:s/>2.066.045,63<text:s/></text:p>
          </table:table-cell>
          <table:table-cell office:value-type="float" office:value="16053780.109999999" table:style-name="ce16">
            <text:p><text:s/>16.053.780,11<text:s/></text:p>
          </table:table-cell>
          <table:table-cell office:value-type="float" office:value="1594817.95" table:style-name="ce16">
            <text:p><text:s/>1.594.817,95<text:s/></text:p>
          </table:table-cell>
          <table:table-cell office:value-type="float" office:value="59565223.210000001" table:style-name="ce16">
            <text:p><text:s/>59.565.223,21<text:s/></text:p>
          </table:table-cell>
          <table:table-cell office:value-type="float" office:value="744645217.45000005" table:style-name="ce16">
            <text:p><text:s/>744.645.217,45<text:s/></text:p>
          </table:table-cell>
          <table:table-cell office:value-type="float" office:value="4918965.51" table:style-name="ce16">
            <text:p><text:s/>4.918.965,51<text:s/></text:p>
          </table:table-cell>
          <table:table-cell office:value-type="float" office:value="4692116.33" table:style-name="ce16">
            <text:p><text:s/>4.692.116,33<text:s/></text:p>
          </table:table-cell>
          <table:table-cell office:value-type="float" office:value="156958.89000000001" table:style-name="ce16">
            <text:p><text:s/>156.958,89<text:s/></text:p>
          </table:table-cell>
          <table:table-cell office:value-type="float" office:value="86480193.950000003" table:style-name="ce16">
            <text:p><text:s/>86.480.193,95<text:s/></text:p>
          </table:table-cell>
          <table:table-cell office:value-type="float" office:value="55842496.020000003" table:style-name="ce16">
            <text:p><text:s/>55.842.496,02<text:s/></text:p>
          </table:table-cell>
          <table:table-cell office:value-type="float" office:value="2076856.95" table:style-name="ce16">
            <text:p><text:s/>2.076.856,95<text:s/></text:p>
          </table:table-cell>
          <table:table-cell office:value-type="float" office:value="1823360273.23" table:style-name="ce16">
            <text:p><text:s/>1.823.360.273,23<text:s/></text:p>
          </table:table-cell>
          <table:table-cell office:value-type="float" office:value="863000.13" table:style-name="ce16">
            <text:p><text:s/>863.000,13<text:s/></text:p>
          </table:table-cell>
          <table:table-cell office:value-type="float" office:value="3284361698.6700001" table:style-name="ce17">
            <text:p><text:s/>3.284.361.698,67<text:s/></text:p>
          </table:table-cell>
          <table:table-cell table:style-name="ce31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107539.55" table:style-name="ce16">
            <text:p><text:s/>107.539,55<text:s/></text:p>
          </table:table-cell>
          <table:table-cell office:value-type="float" office:value="415738.65" table:style-name="ce16">
            <text:p><text:s/>415.738,65<text:s/></text:p>
          </table:table-cell>
          <table:table-cell office:value-type="float" office:value="18071173.23" table:style-name="ce16">
            <text:p><text:s/>18.071.173,23<text:s/></text:p>
          </table:table-cell>
          <table:table-cell office:value-type="float" office:value="30630.67" table:style-name="ce16">
            <text:p><text:s/>30.630,67<text:s/></text:p>
          </table:table-cell>
          <table:table-cell office:value-type="float" office:value="15600046.9" table:style-name="ce16">
            <text:p><text:s/>15.600.046,90<text:s/></text:p>
          </table:table-cell>
          <table:table-cell office:value-type="float" office:value="15442814.470000001" table:style-name="ce16">
            <text:p><text:s/>15.442.814,47<text:s/></text:p>
          </table:table-cell>
          <table:table-cell office:value-type="float" office:value="192174680.18000001" table:style-name="ce16">
            <text:p><text:s/>192.174.680,18<text:s/></text:p>
          </table:table-cell>
          <table:table-cell office:value-type="float" office:value="13788374.220000001" table:style-name="ce16">
            <text:p><text:s/>13.788.374,22<text:s/></text:p>
          </table:table-cell>
          <table:table-cell office:value-type="float" office:value="9702511.2300000004" table:style-name="ce16">
            <text:p><text:s/>9.702.511,23<text:s/></text:p>
          </table:table-cell>
          <table:table-cell office:value-type="float" office:value="401581.13" table:style-name="ce16">
            <text:p><text:s/>401.581,13<text:s/></text:p>
          </table:table-cell>
          <table:table-cell office:value-type="float" office:value="62285033.960000001" table:style-name="ce16">
            <text:p><text:s/>62.285.033,96<text:s/></text:p>
          </table:table-cell>
          <table:table-cell office:value-type="float" office:value="715245.69" table:style-name="ce16">
            <text:p><text:s/>715.245,69<text:s/></text:p>
          </table:table-cell>
          <table:table-cell office:value-type="float" office:value="7561814.3700000001" table:style-name="ce16">
            <text:p><text:s/>7.561.814,37<text:s/></text:p>
          </table:table-cell>
          <table:table-cell office:value-type="float" office:value="4802998.34" table:style-name="ce16">
            <text:p><text:s/>4.802.998,34<text:s/></text:p>
          </table:table-cell>
          <table:table-cell office:value-type="float" office:value="149780.32" table:style-name="ce16">
            <text:p><text:s/>149.780,32<text:s/></text:p>
          </table:table-cell>
          <table:table-cell office:value-type="float" office:value="9103353.0199999996" table:style-name="ce16">
            <text:p><text:s/>9.103.353,02<text:s/></text:p>
          </table:table-cell>
          <table:table-cell office:value-type="float" office:value="796483.11" table:style-name="ce16">
            <text:p><text:s/>796.483,11<text:s/></text:p>
          </table:table-cell>
          <table:table-cell office:value-type="float" office:value="36976882.200000003" table:style-name="ce16">
            <text:p><text:s/>36.976.882,20<text:s/></text:p>
          </table:table-cell>
          <table:table-cell office:value-type="float" office:value="398563971.49000001" table:style-name="ce16">
            <text:p><text:s/>398.563.971,49<text:s/></text:p>
          </table:table-cell>
          <table:table-cell office:value-type="float" office:value="3688615.52" table:style-name="ce16">
            <text:p><text:s/>3.688.615,52<text:s/></text:p>
          </table:table-cell>
          <table:table-cell office:value-type="float" office:value="1638311.35" table:style-name="ce16">
            <text:p><text:s/>1.638.311,35<text:s/></text:p>
          </table:table-cell>
          <table:table-cell office:value-type="float" office:value="46177.1" table:style-name="ce16">
            <text:p><text:s/>46.177,10<text:s/></text:p>
          </table:table-cell>
          <table:table-cell office:value-type="float" office:value="52375295.649999999" table:style-name="ce16">
            <text:p><text:s/>52.375.295,65<text:s/></text:p>
          </table:table-cell>
          <table:table-cell office:value-type="float" office:value="31181822.68" table:style-name="ce16">
            <text:p><text:s/>31.181.822,68<text:s/></text:p>
          </table:table-cell>
          <table:table-cell office:value-type="float" office:value="457302.16" table:style-name="ce16">
            <text:p><text:s/>457.302,16<text:s/></text:p>
          </table:table-cell>
          <table:table-cell office:value-type="float" office:value="1755240676.9200001" table:style-name="ce16">
            <text:p><text:s/>1.755.240.676,92<text:s/></text:p>
          </table:table-cell>
          <table:table-cell office:value-type="float" office:value="259129.43" table:style-name="ce16">
            <text:p><text:s/>259.129,43<text:s/></text:p>
          </table:table-cell>
          <table:table-cell office:value-type="float" office:value="2631577983.54" table:style-name="ce17">
            <text:p><text:s/>2.631.577.983,54<text:s/></text:p>
          </table:table-cell>
          <table:table-cell table:style-name="ce31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716901.14" table:style-name="ce16">
            <text:p><text:s/>716.901,14<text:s/></text:p>
          </table:table-cell>
          <table:table-cell office:value-type="float" office:value="2318162.89" table:style-name="ce16">
            <text:p><text:s/>2.318.162,89<text:s/></text:p>
          </table:table-cell>
          <table:table-cell office:value-type="float" office:value="5802263.540000001" table:style-name="ce16">
            <text:p><text:s/>5.802.263,54<text:s/></text:p>
          </table:table-cell>
          <table:table-cell office:value-type="float" office:value="455833.89999999997" table:style-name="ce16">
            <text:p><text:s/>455.833,90<text:s/></text:p>
          </table:table-cell>
          <table:table-cell office:value-type="float" office:value="17291586.939999998" table:style-name="ce16">
            <text:p><text:s/>17.291.586,94<text:s/></text:p>
          </table:table-cell>
          <table:table-cell office:value-type="float" office:value="12100381.65" table:style-name="ce16">
            <text:p><text:s/>12.100.381,65<text:s/></text:p>
          </table:table-cell>
          <table:table-cell office:value-type="float" office:value="604485599.86000001" table:style-name="ce16">
            <text:p><text:s/>604.485.599,86<text:s/></text:p>
          </table:table-cell>
          <table:table-cell office:value-type="float" office:value="8322209.0600000005" table:style-name="ce16">
            <text:p><text:s/>8.322.209,06<text:s/></text:p>
          </table:table-cell>
          <table:table-cell office:value-type="float" office:value="8952051.5699999984" table:style-name="ce16">
            <text:p><text:s/>8.952.051,57<text:s/></text:p>
          </table:table-cell>
          <table:table-cell office:value-type="float" office:value="2699483.91" table:style-name="ce16">
            <text:p><text:s/>2.699.483,91<text:s/></text:p>
          </table:table-cell>
          <table:table-cell office:value-type="float" office:value="52805378.380000003" table:style-name="ce16">
            <text:p><text:s/>52.805.378,38<text:s/></text:p>
          </table:table-cell>
          <table:table-cell office:value-type="float" office:value="3331651.0900000003" table:style-name="ce16">
            <text:p><text:s/>3.331.651,09<text:s/></text:p>
          </table:table-cell>
          <table:table-cell office:value-type="float" office:value="5000559.3" table:style-name="ce16">
            <text:p><text:s/>5.000.559,30<text:s/></text:p>
          </table:table-cell>
          <table:table-cell office:value-type="float" office:value="6837519.669999999" table:style-name="ce16">
            <text:p><text:s/>6.837.519,67<text:s/></text:p>
          </table:table-cell>
          <table:table-cell office:value-type="float" office:value="2048991.65" table:style-name="ce16">
            <text:p><text:s/>2.048.991,65<text:s/></text:p>
          </table:table-cell>
          <table:table-cell office:value-type="float" office:value="9134216.370000001" table:style-name="ce16">
            <text:p><text:s/>9.134.216,37<text:s/></text:p>
          </table:table-cell>
          <table:table-cell office:value-type="float" office:value="2185105.85" table:style-name="ce16">
            <text:p><text:s/>2.185.105,85<text:s/></text:p>
          </table:table-cell>
          <table:table-cell office:value-type="float" office:value="29636294.190000001" table:style-name="ce16">
            <text:p><text:s/>29.636.294,19<text:s/></text:p>
          </table:table-cell>
          <table:table-cell office:value-type="float" office:value="136358340.25" table:style-name="ce16">
            <text:p><text:s/>136.358.340,25<text:s/></text:p>
          </table:table-cell>
          <table:table-cell office:value-type="float" office:value="2999326.4699999997" table:style-name="ce16">
            <text:p><text:s/>2.999.326,47<text:s/></text:p>
          </table:table-cell>
          <table:table-cell office:value-type="float" office:value="1945814.04" table:style-name="ce16">
            <text:p><text:s/>1.945.814,04<text:s/></text:p>
          </table:table-cell>
          <table:table-cell office:value-type="float" office:value="1081512.03" table:style-name="ce16">
            <text:p><text:s/>1.081.512,03<text:s/></text:p>
          </table:table-cell>
          <table:table-cell office:value-type="float" office:value="39774711.189999998" table:style-name="ce16">
            <text:p><text:s/>39.774.711,19<text:s/></text:p>
          </table:table-cell>
          <table:table-cell office:value-type="float" office:value="20405743.73" table:style-name="ce16">
            <text:p><text:s/>20.405.743,73<text:s/></text:p>
          </table:table-cell>
          <table:table-cell office:value-type="float" office:value="2447049.0099999998" table:style-name="ce16">
            <text:p><text:s/>2.447.049,01<text:s/></text:p>
          </table:table-cell>
          <table:table-cell office:value-type="float" office:value="784753141.92000008" table:style-name="ce16">
            <text:p><text:s/>784.753.141,92<text:s/></text:p>
          </table:table-cell>
          <table:table-cell office:value-type="float" office:value="2245399.46" table:style-name="ce16">
            <text:p><text:s/>2.245.399,46<text:s/></text:p>
          </table:table-cell>
          <table:table-cell office:value-type="float" office:value="1766135229.0599999" table:style-name="ce17">
            <text:p><text:s/>1.766.135.229,06<text:s/></text:p>
          </table:table-cell>
          <table:table-cell table:style-name="ce31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542509.28" table:style-name="ce16">
            <text:p><text:s/>542.509,28<text:s/></text:p>
          </table:table-cell>
          <table:table-cell office:value-type="float" office:value="1110570.44" table:style-name="ce16">
            <text:p><text:s/>1.110.570,44<text:s/></text:p>
          </table:table-cell>
          <table:table-cell office:value-type="float" office:value="3585756.63" table:style-name="ce16">
            <text:p><text:s/>3.585.756,63<text:s/></text:p>
          </table:table-cell>
          <table:table-cell office:value-type="float" office:value="158079.81" table:style-name="ce16">
            <text:p><text:s/>158.079,81<text:s/></text:p>
          </table:table-cell>
          <table:table-cell office:value-type="float" office:value="4457628.2" table:style-name="ce16">
            <text:p><text:s/>4.457.628,20<text:s/></text:p>
          </table:table-cell>
          <table:table-cell office:value-type="float" office:value="2940676.06" table:style-name="ce16">
            <text:p><text:s/>2.940.676,06<text:s/></text:p>
          </table:table-cell>
          <table:table-cell office:value-type="float" office:value="589664027.07000005" table:style-name="ce16">
            <text:p><text:s/>589.664.027,07<text:s/></text:p>
          </table:table-cell>
          <table:table-cell office:value-type="float" office:value="15018892" table:style-name="ce16">
            <text:p><text:s/>15.018.892,00<text:s/></text:p>
          </table:table-cell>
          <table:table-cell office:value-type="float" office:value="16319171.119999999" table:style-name="ce16">
            <text:p><text:s/>16.319.171,12<text:s/></text:p>
          </table:table-cell>
          <table:table-cell office:value-type="float" office:value="717040.05" table:style-name="ce16">
            <text:p><text:s/>717.040,05<text:s/></text:p>
          </table:table-cell>
          <table:table-cell office:value-type="float" office:value="101453427.08" table:style-name="ce16">
            <text:p><text:s/>101.453.427,08<text:s/></text:p>
          </table:table-cell>
          <table:table-cell office:value-type="float" office:value="9879867.9700000007" table:style-name="ce16">
            <text:p><text:s/>9.879.867,97<text:s/></text:p>
          </table:table-cell>
          <table:table-cell office:value-type="float" office:value="26305358.050000001" table:style-name="ce16">
            <text:p><text:s/>26.305.358,05<text:s/></text:p>
          </table:table-cell>
          <table:table-cell office:value-type="float" office:value="26446918.899999999" table:style-name="ce16">
            <text:p><text:s/>26.446.918,90<text:s/></text:p>
          </table:table-cell>
          <table:table-cell office:value-type="float" office:value="2777351.15" table:style-name="ce16">
            <text:p><text:s/>2.777.351,15<text:s/></text:p>
          </table:table-cell>
          <table:table-cell office:value-type="float" office:value="4900423.4400000004" table:style-name="ce16">
            <text:p><text:s/>4.900.423,44<text:s/></text:p>
          </table:table-cell>
          <table:table-cell office:value-type="float" office:value="491192.66" table:style-name="ce16">
            <text:p><text:s/>491.192,66<text:s/></text:p>
          </table:table-cell>
          <table:table-cell office:value-type="float" office:value="84089413.010000005" table:style-name="ce16">
            <text:p><text:s/>84.089.413,01<text:s/></text:p>
          </table:table-cell>
          <table:table-cell office:value-type="float" office:value="165854493.19" table:style-name="ce16">
            <text:p><text:s/>165.854.493,19<text:s/></text:p>
          </table:table-cell>
          <table:table-cell office:value-type="float" office:value="1817356.91" table:style-name="ce16">
            <text:p><text:s/>1.817.356,91<text:s/></text:p>
          </table:table-cell>
          <table:table-cell office:value-type="float" office:value="12388264.1" table:style-name="ce16">
            <text:p><text:s/>12.388.264,10<text:s/></text:p>
          </table:table-cell>
          <table:table-cell office:value-type="float" office:value="45710.43" table:style-name="ce16">
            <text:p><text:s/>45.710,43<text:s/></text:p>
          </table:table-cell>
          <table:table-cell office:value-type="float" office:value="117478378.37" table:style-name="ce16">
            <text:p><text:s/>117.478.378,37<text:s/></text:p>
          </table:table-cell>
          <table:table-cell office:value-type="float" office:value="48398306.450000003" table:style-name="ce16">
            <text:p><text:s/>48.398.306,45<text:s/></text:p>
          </table:table-cell>
          <table:table-cell office:value-type="float" office:value="3165743.88" table:style-name="ce16">
            <text:p><text:s/>3.165.743,88<text:s/></text:p>
          </table:table-cell>
          <table:table-cell office:value-type="float" office:value="2414933461.96" table:style-name="ce16">
            <text:p><text:s/>2.414.933.461,96<text:s/></text:p>
          </table:table-cell>
          <table:table-cell office:value-type="float" office:value="265085.68" table:style-name="ce16">
            <text:p><text:s/>265.085,68<text:s/></text:p>
          </table:table-cell>
          <table:table-cell office:value-type="float" office:value="3655205103.8899999" table:style-name="ce17">
            <text:p><text:s/>3.655.205.103,89<text:s/></text:p>
          </table:table-cell>
          <table:table-cell table:style-name="ce31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33678.36" table:style-name="ce16">
            <text:p><text:s/>33.678,36<text:s/></text:p>
          </table:table-cell>
          <table:table-cell office:value-type="float" office:value="122218.6" table:style-name="ce16">
            <text:p><text:s/>122.218,60<text:s/></text:p>
          </table:table-cell>
          <table:table-cell office:value-type="float" office:value="128805.97" table:style-name="ce16">
            <text:p><text:s/>128.805,97<text:s/></text:p>
          </table:table-cell>
          <table:table-cell office:value-type="float" office:value="6895.48" table:style-name="ce16">
            <text:p><text:s/>6.895,48<text:s/></text:p>
          </table:table-cell>
          <table:table-cell office:value-type="float" office:value="723162.49" table:style-name="ce16">
            <text:p><text:s/>723.162,49<text:s/></text:p>
          </table:table-cell>
          <table:table-cell office:value-type="float" office:value="471950.18" table:style-name="ce16">
            <text:p><text:s/>471.950,18<text:s/></text:p>
          </table:table-cell>
          <table:table-cell office:value-type="float" office:value="70077.919999999998" table:style-name="ce16">
            <text:p><text:s/>70.077,92<text:s/></text:p>
          </table:table-cell>
          <table:table-cell office:value-type="float" office:value="130768.72" table:style-name="ce16">
            <text:p><text:s/>130.768,72<text:s/></text:p>
          </table:table-cell>
          <table:table-cell office:value-type="float" office:value="3512104.57" table:style-name="ce16">
            <text:p><text:s/>3.512.104,57<text:s/></text:p>
          </table:table-cell>
          <table:table-cell office:value-type="float" office:value="147685.41" table:style-name="ce16">
            <text:p><text:s/>147.685,41<text:s/></text:p>
          </table:table-cell>
          <table:table-cell office:value-type="float" office:value="2820680.7" table:style-name="ce16">
            <text:p><text:s/>2.820.680,70<text:s/></text:p>
          </table:table-cell>
          <table:table-cell office:value-type="float" office:value="2894638.97" table:style-name="ce16">
            <text:p><text:s/>2.894.638,97<text:s/></text:p>
          </table:table-cell>
          <table:table-cell office:value-type="float" office:value="4415254.28" table:style-name="ce16">
            <text:p><text:s/>4.415.254,28<text:s/></text:p>
          </table:table-cell>
          <table:table-cell office:value-type="float" office:value="622722.03" table:style-name="ce16">
            <text:p><text:s/>622.722,03<text:s/></text:p>
          </table:table-cell>
          <table:table-cell office:value-type="float" office:value="251639.44" table:style-name="ce16">
            <text:p><text:s/>251.639,44<text:s/></text:p>
          </table:table-cell>
          <table:table-cell office:value-type="float" office:value="169627.18" table:style-name="ce16">
            <text:p><text:s/>169.627,18<text:s/></text:p>
          </table:table-cell>
          <table:table-cell office:value-type="float" office:value="666204.82999999996" table:style-name="ce16">
            <text:p><text:s/>666.204,83<text:s/></text:p>
          </table:table-cell>
          <table:table-cell office:value-type="float" office:value="2369237.5099999998" table:style-name="ce16">
            <text:p><text:s/>2.369.237,51<text:s/></text:p>
          </table:table-cell>
          <table:table-cell office:value-type="float" office:value="1918345.24" table:style-name="ce16">
            <text:p><text:s/>1.918.345,24<text:s/></text:p>
          </table:table-cell>
          <table:table-cell office:value-type="float" office:value="57540.56" table:style-name="ce16">
            <text:p><text:s/>57.540,56<text:s/></text:p>
          </table:table-cell>
          <table:table-cell office:value-type="float" office:value="331221.18" table:style-name="ce16">
            <text:p><text:s/>331.221,18<text:s/></text:p>
          </table:table-cell>
          <table:table-cell office:value-type="float" office:value="67078.38" table:style-name="ce16">
            <text:p><text:s/>67.078,38<text:s/></text:p>
          </table:table-cell>
          <table:table-cell office:value-type="float" office:value="2258232.88" table:style-name="ce16">
            <text:p><text:s/>2.258.232,88<text:s/></text:p>
          </table:table-cell>
          <table:table-cell office:value-type="float" office:value="654256.30000000005" table:style-name="ce16">
            <text:p><text:s/>654.256,30<text:s/></text:p>
          </table:table-cell>
          <table:table-cell office:value-type="float" office:value="32489.7" table:style-name="ce16">
            <text:p><text:s/>32.489,70<text:s/></text:p>
          </table:table-cell>
          <table:table-cell office:value-type="float" office:value="4605503.3099999996" table:style-name="ce16">
            <text:p><text:s/>4.605.503,31<text:s/></text:p>
          </table:table-cell>
          <table:table-cell office:value-type="float" office:value="916517.04" table:style-name="ce16">
            <text:p><text:s/>916.517,04<text:s/></text:p>
          </table:table-cell>
          <table:table-cell office:value-type="float" office:value="30398537.229999993" table:style-name="ce17">
            <text:p><text:s/>30.398.537,23<text:s/></text:p>
          </table:table-cell>
          <table:table-cell table:style-name="ce31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2490855.01" table:style-name="ce16">
            <text:p><text:s/>12.490.855,01<text:s/></text:p>
          </table:table-cell>
          <table:table-cell office:value-type="float" office:value="78612159.489999995" table:style-name="ce16">
            <text:p><text:s/>78.612.159,49<text:s/></text:p>
          </table:table-cell>
          <table:table-cell office:value-type="float" office:value="472358305.22000003" table:style-name="ce16">
            <text:p><text:s/>472.358.305,22<text:s/></text:p>
          </table:table-cell>
          <table:table-cell office:value-type="float" office:value="9855476.6600000001" table:style-name="ce16">
            <text:p><text:s/>9.855.476,66<text:s/></text:p>
          </table:table-cell>
          <table:table-cell office:value-type="float" office:value="455264522.55000001" table:style-name="ce16">
            <text:p><text:s/>455.264.522,55<text:s/></text:p>
          </table:table-cell>
          <table:table-cell office:value-type="float" office:value="318932953.75" table:style-name="ce16">
            <text:p><text:s/>318.932.953,75<text:s/></text:p>
          </table:table-cell>
          <table:table-cell office:value-type="float" office:value="770355498.58000004" table:style-name="ce16">
            <text:p><text:s/>770.355.498,58<text:s/></text:p>
          </table:table-cell>
          <table:table-cell office:value-type="float" office:value="490257514.06999999" table:style-name="ce16">
            <text:p><text:s/>490.257.514,07<text:s/></text:p>
          </table:table-cell>
          <table:table-cell office:value-type="float" office:value="276549806.45999998" table:style-name="ce16">
            <text:p><text:s/>276.549.806,46<text:s/></text:p>
          </table:table-cell>
          <table:table-cell office:value-type="float" office:value="67223420.040000007" table:style-name="ce16">
            <text:p><text:s/>67.223.420,04<text:s/></text:p>
          </table:table-cell>
          <table:table-cell office:value-type="float" office:value="1208618170.0699999" table:style-name="ce16">
            <text:p><text:s/>1.208.618.170,07<text:s/></text:p>
          </table:table-cell>
          <table:table-cell office:value-type="float" office:value="115961380.43000001" table:style-name="ce16">
            <text:p><text:s/>115.961.380,43<text:s/></text:p>
          </table:table-cell>
          <table:table-cell office:value-type="float" office:value="161397936.50999999" table:style-name="ce16">
            <text:p><text:s/>161.397.936,51<text:s/></text:p>
          </table:table-cell>
          <table:table-cell office:value-type="float" office:value="157389637.02000001" table:style-name="ce16">
            <text:p><text:s/>157.389.637,02<text:s/></text:p>
          </table:table-cell>
          <table:table-cell office:value-type="float" office:value="74883469.870000005" table:style-name="ce16">
            <text:p><text:s/>74.883.469,87<text:s/></text:p>
          </table:table-cell>
          <table:table-cell office:value-type="float" office:value="567031872.39999998" table:style-name="ce16">
            <text:p><text:s/>567.031.872,40<text:s/></text:p>
          </table:table-cell>
          <table:table-cell office:value-type="float" office:value="42010295.130000003" table:style-name="ce16">
            <text:p><text:s/>42.010.295,13<text:s/></text:p>
          </table:table-cell>
          <table:table-cell office:value-type="float" office:value="1207560832.6700001" table:style-name="ce16">
            <text:p><text:s/>1.207.560.832,67<text:s/></text:p>
          </table:table-cell>
          <table:table-cell office:value-type="float" office:value="3255727521.79" table:style-name="ce16">
            <text:p><text:s/>3.255.727.521,79<text:s/></text:p>
          </table:table-cell>
          <table:table-cell office:value-type="float" office:value="71024281.730000004" table:style-name="ce16">
            <text:p><text:s/>71.024.281,73<text:s/></text:p>
          </table:table-cell>
          <table:table-cell office:value-type="float" office:value="40693940.810000002" table:style-name="ce16">
            <text:p><text:s/>40.693.940,81<text:s/></text:p>
          </table:table-cell>
          <table:table-cell office:value-type="float" office:value="9040914.1500000004" table:style-name="ce16">
            <text:p><text:s/>9.040.914,15<text:s/></text:p>
          </table:table-cell>
          <table:table-cell office:value-type="float" office:value="1053122946.61" table:style-name="ce16">
            <text:p><text:s/>1.053.122.946,61<text:s/></text:p>
          </table:table-cell>
          <table:table-cell office:value-type="float" office:value="1580428475.6400001" table:style-name="ce16">
            <text:p><text:s/>1.580.428.475,64<text:s/></text:p>
          </table:table-cell>
          <table:table-cell office:value-type="float" office:value="54294592.469999999" table:style-name="ce16">
            <text:p><text:s/>54.294.592,47<text:s/></text:p>
          </table:table-cell>
          <table:table-cell office:value-type="float" office:value="9454973118.8500004" table:style-name="ce16">
            <text:p><text:s/>9.454.973.118,85<text:s/></text:p>
          </table:table-cell>
          <table:table-cell office:value-type="float" office:value="29417761.489999998" table:style-name="ce16">
            <text:p><text:s/>29.417.761,49<text:s/></text:p>
          </table:table-cell>
          <table:table-cell office:value-type="float" office:value="22035477659.470001" table:style-name="ce17">
            <text:p><text:s/>22.035.477.659,47<text:s/></text:p>
          </table:table-cell>
          <table:table-cell table:style-name="ce31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7158.2" table:style-name="ce16">
            <text:p><text:s/>7.158,20<text:s/></text:p>
          </table:table-cell>
          <table:table-cell office:value-type="float" office:value="47579.83" table:style-name="ce16">
            <text:p><text:s/>47.579,83<text:s/></text:p>
          </table:table-cell>
          <table:table-cell office:value-type="float" office:value="239292.61" table:style-name="ce16">
            <text:p><text:s/>239.292,61<text:s/></text:p>
          </table:table-cell>
          <table:table-cell office:value-type="float" office:value="5142.97" table:style-name="ce16">
            <text:p><text:s/>5.142,97<text:s/></text:p>
          </table:table-cell>
          <table:table-cell office:value-type="float" office:value="1643165.98" table:style-name="ce16">
            <text:p><text:s/>1.643.165,98<text:s/></text:p>
          </table:table-cell>
          <table:table-cell office:value-type="float" office:value="27167397.739999998" table:style-name="ce16">
            <text:p><text:s/>27.167.397,74<text:s/></text:p>
          </table:table-cell>
          <table:table-cell office:value-type="float" office:value="245530449.22" table:style-name="ce16">
            <text:p><text:s/>245.530.449,22<text:s/></text:p>
          </table:table-cell>
          <table:table-cell office:value-type="float" office:value="5423482.9299999997" table:style-name="ce16">
            <text:p><text:s/>5.423.482,93<text:s/></text:p>
          </table:table-cell>
          <table:table-cell office:value-type="float" office:value="458684.5" table:style-name="ce16">
            <text:p><text:s/>458.684,50<text:s/></text:p>
          </table:table-cell>
          <table:table-cell office:value-type="float" office:value="72527.91" table:style-name="ce16">
            <text:p><text:s/>72.527,91<text:s/></text:p>
          </table:table-cell>
          <table:table-cell office:value-type="float" office:value="38690205.200000003" table:style-name="ce16">
            <text:p><text:s/>38.690.205,20<text:s/></text:p>
          </table:table-cell>
          <table:table-cell office:value-type="float" office:value="9074.9599999999991" table:style-name="ce16">
            <text:p><text:s/>9.074,96<text:s/></text:p>
          </table:table-cell>
          <table:table-cell office:value-type="float" office:value="262102.49" table:style-name="ce16">
            <text:p><text:s/>262.102,49<text:s/></text:p>
          </table:table-cell>
          <table:table-cell office:value-type="float" office:value="14223214.689999999" table:style-name="ce16">
            <text:p><text:s/>14.223.214,69<text:s/></text:p>
          </table:table-cell>
          <table:table-cell office:value-type="float" office:value="18408.189999999999" table:style-name="ce16">
            <text:p><text:s/>18.408,19<text:s/></text:p>
          </table:table-cell>
          <table:table-cell office:value-type="float" office:value="1438248.63" table:style-name="ce16">
            <text:p><text:s/>1.438.248,63<text:s/></text:p>
          </table:table-cell>
          <table:table-cell office:value-type="float" office:value="30891.31" table:style-name="ce16">
            <text:p><text:s/>30.891,31<text:s/></text:p>
          </table:table-cell>
          <table:table-cell office:value-type="float" office:value="12820446.720000001" table:style-name="ce16">
            <text:p><text:s/>12.820.446,72<text:s/></text:p>
          </table:table-cell>
          <table:table-cell office:value-type="float" office:value="155684597.84" table:style-name="ce16">
            <text:p><text:s/>155.684.597,84<text:s/></text:p>
          </table:table-cell>
          <table:table-cell office:value-type="float" office:value="49322.16" table:style-name="ce16">
            <text:p><text:s/>49.322,16<text:s/></text:p>
          </table:table-cell>
          <table:table-cell office:value-type="float" office:value="317440.09000000003" table:style-name="ce16">
            <text:p><text:s/>317.440,09<text:s/></text:p>
          </table:table-cell>
          <table:table-cell office:value-type="float" office:value="3274.68" table:style-name="ce16">
            <text:p><text:s/>3.274,68<text:s/></text:p>
          </table:table-cell>
          <table:table-cell office:value-type="float" office:value="47792981.159999996" table:style-name="ce16">
            <text:p><text:s/>47.792.981,16<text:s/></text:p>
          </table:table-cell>
          <table:table-cell office:value-type="float" office:value="1709163.26" table:style-name="ce16">
            <text:p><text:s/>1.709.163,26<text:s/></text:p>
          </table:table-cell>
          <table:table-cell office:value-type="float" office:value="2024820.16" table:style-name="ce16">
            <text:p><text:s/>2.024.820,16<text:s/></text:p>
          </table:table-cell>
          <table:table-cell office:value-type="float" office:value="824585827.48000002" table:style-name="ce16">
            <text:p><text:s/>824.585.827,48<text:s/></text:p>
          </table:table-cell>
          <table:table-cell office:value-type="float" office:value="28520.37" table:style-name="ce16">
            <text:p><text:s/>28.520,37<text:s/></text:p>
          </table:table-cell>
          <table:table-cell office:value-type="float" office:value="1380283421.28" table:style-name="ce17">
            <text:p><text:s/>1.380.283.421,28<text:s/></text:p>
          </table:table-cell>
          <table:table-cell table:style-name="ce31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2483696.810000001" table:style-name="ce16">
            <text:p><text:s/>12.483.696,81<text:s/></text:p>
          </table:table-cell>
          <table:table-cell office:value-type="float" office:value="78564579.659999996" table:style-name="ce16">
            <text:p><text:s/>78.564.579,66<text:s/></text:p>
          </table:table-cell>
          <table:table-cell office:value-type="float" office:value="472119012.60999995" table:style-name="ce16">
            <text:p><text:s/>472.119.012,61<text:s/></text:p>
          </table:table-cell>
          <table:table-cell office:value-type="float" office:value="9850333.6899999995" table:style-name="ce16">
            <text:p><text:s/>9.850.333,69<text:s/></text:p>
          </table:table-cell>
          <table:table-cell office:value-type="float" office:value="453621356.56999999" table:style-name="ce16">
            <text:p><text:s/>453.621.356,57<text:s/></text:p>
          </table:table-cell>
          <table:table-cell office:value-type="float" office:value="291765556.01000005" table:style-name="ce16">
            <text:p><text:s/>291.765.556,01<text:s/></text:p>
          </table:table-cell>
          <table:table-cell office:value-type="float" office:value="524825049.36000001" table:style-name="ce16">
            <text:p><text:s/>524.825.049,36<text:s/></text:p>
          </table:table-cell>
          <table:table-cell office:value-type="float" office:value="484834031.14000005" table:style-name="ce16">
            <text:p><text:s/>484.834.031,14<text:s/></text:p>
          </table:table-cell>
          <table:table-cell office:value-type="float" office:value="276091121.96000004" table:style-name="ce16">
            <text:p><text:s/>276.091.121,96<text:s/></text:p>
          </table:table-cell>
          <table:table-cell office:value-type="float" office:value="67150892.129999995" table:style-name="ce16">
            <text:p><text:s/>67.150.892,13<text:s/></text:p>
          </table:table-cell>
          <table:table-cell office:value-type="float" office:value="1169927964.8699999" table:style-name="ce16">
            <text:p><text:s/>1.169.927.964,87<text:s/></text:p>
          </table:table-cell>
          <table:table-cell office:value-type="float" office:value="115952305.47" table:style-name="ce16">
            <text:p><text:s/>115.952.305,47<text:s/></text:p>
          </table:table-cell>
          <table:table-cell office:value-type="float" office:value="161135834.02000001" table:style-name="ce16">
            <text:p><text:s/>161.135.834,02<text:s/></text:p>
          </table:table-cell>
          <table:table-cell office:value-type="float" office:value="143166422.32999998" table:style-name="ce16">
            <text:p><text:s/>143.166.422,33<text:s/></text:p>
          </table:table-cell>
          <table:table-cell office:value-type="float" office:value="74865061.679999992" table:style-name="ce16">
            <text:p><text:s/>74.865.061,68<text:s/></text:p>
          </table:table-cell>
          <table:table-cell office:value-type="float" office:value="565593623.76999998" table:style-name="ce16">
            <text:p><text:s/>565.593.623,77<text:s/></text:p>
          </table:table-cell>
          <table:table-cell office:value-type="float" office:value="41979403.82" table:style-name="ce16">
            <text:p><text:s/>41.979.403,82<text:s/></text:p>
          </table:table-cell>
          <table:table-cell office:value-type="float" office:value="1194740385.95" table:style-name="ce16">
            <text:p><text:s/>1.194.740.385,95<text:s/></text:p>
          </table:table-cell>
          <table:table-cell office:value-type="float" office:value="3100042923.9499993" table:style-name="ce16">
            <text:p><text:s/>3.100.042.923,95<text:s/></text:p>
          </table:table-cell>
          <table:table-cell office:value-type="float" office:value="70974959.570000008" table:style-name="ce16">
            <text:p><text:s/>70.974.959,57<text:s/></text:p>
          </table:table-cell>
          <table:table-cell office:value-type="float" office:value="40376500.720000006" table:style-name="ce16">
            <text:p><text:s/>40.376.500,72<text:s/></text:p>
          </table:table-cell>
          <table:table-cell office:value-type="float" office:value="9037639.4700000007" table:style-name="ce16">
            <text:p><text:s/>9.037.639,47<text:s/></text:p>
          </table:table-cell>
          <table:table-cell office:value-type="float" office:value="1005329965.4500002" table:style-name="ce16">
            <text:p><text:s/>1.005.329.965,45<text:s/></text:p>
          </table:table-cell>
          <table:table-cell office:value-type="float" office:value="1578719312.3800001" table:style-name="ce16">
            <text:p><text:s/>1.578.719.312,38<text:s/></text:p>
          </table:table-cell>
          <table:table-cell office:value-type="float" office:value="52269772.310000002" table:style-name="ce16">
            <text:p><text:s/>52.269.772,31<text:s/></text:p>
          </table:table-cell>
          <table:table-cell office:value-type="float" office:value="8630387291.3700008" table:style-name="ce16">
            <text:p><text:s/>8.630.387.291,37<text:s/></text:p>
          </table:table-cell>
          <table:table-cell office:value-type="float" office:value="29389241.120000001" table:style-name="ce16">
            <text:p><text:s/>29.389.241,12<text:s/></text:p>
          </table:table-cell>
          <table:table-cell office:value-type="float" office:value="20655194238.189999" table:style-name="ce17">
            <text:p><text:s/>20.655.194.238,19<text:s/></text:p>
          </table:table-cell>
          <table:table-cell table:style-name="ce31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6760160.46" table:style-name="ce16">
            <text:p><text:s/>6.760.160,46<text:s/></text:p>
          </table:table-cell>
          <table:table-cell office:value-type="float" office:value="26147230.68" table:style-name="ce16">
            <text:p><text:s/>26.147.230,68<text:s/></text:p>
          </table:table-cell>
          <table:table-cell office:value-type="float" office:value="120354905.01000001" table:style-name="ce16">
            <text:p><text:s/>120.354.905,01<text:s/></text:p>
          </table:table-cell>
          <table:table-cell office:value-type="float" office:value="5561872.6200000001" table:style-name="ce16">
            <text:p><text:s/>5.561.872,62<text:s/></text:p>
          </table:table-cell>
          <table:table-cell office:value-type="float" office:value="144646833.77000001" table:style-name="ce16">
            <text:p><text:s/>144.646.833,77<text:s/></text:p>
          </table:table-cell>
          <table:table-cell office:value-type="float" office:value="94606026.870000005" table:style-name="ce16">
            <text:p><text:s/>94.606.026,87<text:s/></text:p>
          </table:table-cell>
          <table:table-cell office:value-type="float" office:value="401271072.35999995" table:style-name="ce16">
            <text:p><text:s/>401.271.072,36<text:s/></text:p>
          </table:table-cell>
          <table:table-cell office:value-type="float" office:value="134406956.56" table:style-name="ce16">
            <text:p><text:s/>134.406.956,56<text:s/></text:p>
          </table:table-cell>
          <table:table-cell office:value-type="float" office:value="103664634.62" table:style-name="ce16">
            <text:p><text:s/>103.664.634,62<text:s/></text:p>
          </table:table-cell>
          <table:table-cell office:value-type="float" office:value="32130497.98" table:style-name="ce16">
            <text:p><text:s/>32.130.497,98<text:s/></text:p>
          </table:table-cell>
          <table:table-cell office:value-type="float" office:value="379794376.85000002" table:style-name="ce16">
            <text:p><text:s/>379.794.376,85<text:s/></text:p>
          </table:table-cell>
          <table:table-cell office:value-type="float" office:value="46583411.93" table:style-name="ce16">
            <text:p><text:s/>46.583.411,93<text:s/></text:p>
          </table:table-cell>
          <table:table-cell office:value-type="float" office:value="68046456.530000001" table:style-name="ce16">
            <text:p><text:s/>68.046.456,53<text:s/></text:p>
          </table:table-cell>
          <table:table-cell office:value-type="float" office:value="61674122.07" table:style-name="ce16">
            <text:p><text:s/>61.674.122,07<text:s/></text:p>
          </table:table-cell>
          <table:table-cell office:value-type="float" office:value="28896343.739999998" table:style-name="ce16">
            <text:p><text:s/>28.896.343,74<text:s/></text:p>
          </table:table-cell>
          <table:table-cell office:value-type="float" office:value="156848059.53999999" table:style-name="ce16">
            <text:p><text:s/>156.848.059,54<text:s/></text:p>
          </table:table-cell>
          <table:table-cell office:value-type="float" office:value="17352601.879999999" table:style-name="ce16">
            <text:p><text:s/>17.352.601,88<text:s/></text:p>
          </table:table-cell>
          <table:table-cell office:value-type="float" office:value="329011387.49000001" table:style-name="ce16">
            <text:p><text:s/>329.011.387,49<text:s/></text:p>
          </table:table-cell>
          <table:table-cell office:value-type="float" office:value="828578007.42999995" table:style-name="ce16">
            <text:p><text:s/>828.578.007,43<text:s/></text:p>
          </table:table-cell>
          <table:table-cell office:value-type="float" office:value="31873797.59" table:style-name="ce16">
            <text:p><text:s/>31.873.797,59<text:s/></text:p>
          </table:table-cell>
          <table:table-cell office:value-type="float" office:value="17404479.859999999" table:style-name="ce16">
            <text:p><text:s/>17.404.479,86<text:s/></text:p>
          </table:table-cell>
          <table:table-cell office:value-type="float" office:value="6328993.9199999999" table:style-name="ce16">
            <text:p><text:s/>6.328.993,92<text:s/></text:p>
          </table:table-cell>
          <table:table-cell office:value-type="float" office:value="312599963.13999999" table:style-name="ce16">
            <text:p><text:s/>312.599.963,14<text:s/></text:p>
          </table:table-cell>
          <table:table-cell office:value-type="float" office:value="396826888.79000002" table:style-name="ce16">
            <text:p><text:s/>396.826.888,79<text:s/></text:p>
          </table:table-cell>
          <table:table-cell office:value-type="float" office:value="23157893.960000001" table:style-name="ce16">
            <text:p><text:s/>23.157.893,96<text:s/></text:p>
          </table:table-cell>
          <table:table-cell office:value-type="float" office:value="2365054095.5599999" table:style-name="ce16">
            <text:p><text:s/>2.365.054.095,56<text:s/></text:p>
          </table:table-cell>
          <table:table-cell office:value-type="float" office:value="14077581.789999999" table:style-name="ce16">
            <text:p><text:s/>14.077.581,79<text:s/></text:p>
          </table:table-cell>
          <table:table-cell office:value-type="float" office:value="6153658653" table:style-name="ce17">
            <text:p><text:s/>6.153.658.653,00<text:s/></text:p>
          </table:table-cell>
          <table:table-cell table:style-name="ce31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699.75" table:style-name="ce16">
            <text:p><text:s/>699,75<text:s/></text:p>
          </table:table-cell>
          <table:table-cell office:value-type="float" office:value="8852.14" table:style-name="ce16">
            <text:p><text:s/>8.852,14<text:s/></text:p>
          </table:table-cell>
          <table:table-cell office:value-type="float" office:value="38809.279999999999" table:style-name="ce16">
            <text:p><text:s/>38.809,28<text:s/></text:p>
          </table:table-cell>
          <table:table-cell office:value-type="float" office:value="768.52" table:style-name="ce16">
            <text:p><text:s/>768,52<text:s/></text:p>
          </table:table-cell>
          <table:table-cell office:value-type="float" office:value="266882.73" table:style-name="ce16">
            <text:p><text:s/>266.882,73<text:s/></text:p>
          </table:table-cell>
          <table:table-cell office:value-type="float" office:value="4427143.2699999996" table:style-name="ce16">
            <text:p><text:s/>4.427.143,27<text:s/></text:p>
          </table:table-cell>
          <table:table-cell office:value-type="float" office:value="40550410.350000001" table:style-name="ce16">
            <text:p><text:s/>40.550.410,35<text:s/></text:p>
          </table:table-cell>
          <table:table-cell office:value-type="float" office:value="902037.14" table:style-name="ce16">
            <text:p><text:s/>902.037,14<text:s/></text:p>
          </table:table-cell>
          <table:table-cell office:value-type="float" office:value="71093.16" table:style-name="ce16">
            <text:p><text:s/>71.093,16<text:s/></text:p>
          </table:table-cell>
          <table:table-cell office:value-type="float" office:value="11761.08" table:style-name="ce16">
            <text:p><text:s/>11.761,08<text:s/></text:p>
          </table:table-cell>
          <table:table-cell office:value-type="float" office:value="6168445.2000000002" table:style-name="ce16">
            <text:p><text:s/>6.168.445,20<text:s/></text:p>
          </table:table-cell>
          <table:table-cell office:value-type="float" office:value="1522.55" table:style-name="ce16">
            <text:p><text:s/>1.522,55<text:s/></text:p>
          </table:table-cell>
          <table:table-cell office:value-type="float" office:value="44020.74" table:style-name="ce16">
            <text:p><text:s/>44.020,74<text:s/></text:p>
          </table:table-cell>
          <table:table-cell office:value-type="float" office:value="2315272.42" table:style-name="ce16">
            <text:p><text:s/>2.315.272,42<text:s/></text:p>
          </table:table-cell>
          <table:table-cell office:value-type="float" office:value="3359.51" table:style-name="ce16">
            <text:p><text:s/>3.359,51<text:s/></text:p>
          </table:table-cell>
          <table:table-cell office:value-type="float" office:value="241161.83" table:style-name="ce16">
            <text:p><text:s/>241.161,83<text:s/></text:p>
          </table:table-cell>
          <table:table-cell office:value-type="float" office:value="5305.52" table:style-name="ce16">
            <text:p><text:s/>5.305,52<text:s/></text:p>
          </table:table-cell>
          <table:table-cell office:value-type="float" office:value="2175642.9300000002" table:style-name="ce16">
            <text:p><text:s/>2.175.642,93<text:s/></text:p>
          </table:table-cell>
          <table:table-cell office:value-type="float" office:value="25088870.859999999" table:style-name="ce16">
            <text:p><text:s/>25.088.870,86<text:s/></text:p>
          </table:table-cell>
          <table:table-cell office:value-type="float" office:value="7948.2" table:style-name="ce16">
            <text:p><text:s/>7.948,20<text:s/></text:p>
          </table:table-cell>
          <table:table-cell office:value-type="float" office:value="51105.82" table:style-name="ce16">
            <text:p><text:s/>51.105,82<text:s/></text:p>
          </table:table-cell>
          <table:table-cell office:value-type="float" office:value="524.65" table:style-name="ce16">
            <text:p><text:s/>524,65<text:s/></text:p>
          </table:table-cell>
          <table:table-cell office:value-type="float" office:value="7900319.1799999997" table:style-name="ce16">
            <text:p><text:s/>7.900.319,18<text:s/></text:p>
          </table:table-cell>
          <table:table-cell office:value-type="float" office:value="295444.71000000002" table:style-name="ce16">
            <text:p><text:s/>295.444,71<text:s/></text:p>
          </table:table-cell>
          <table:table-cell office:value-type="float" office:value="339945.61" table:style-name="ce16">
            <text:p><text:s/>339.945,61<text:s/></text:p>
          </table:table-cell>
          <table:table-cell office:value-type="float" office:value="134579239.05000001" table:style-name="ce16">
            <text:p><text:s/>134.579.239,05<text:s/></text:p>
          </table:table-cell>
          <table:table-cell office:value-type="float" office:value="4911.8" table:style-name="ce16">
            <text:p><text:s/>4.911,80<text:s/></text:p>
          </table:table-cell>
          <table:table-cell office:value-type="float" office:value="225501498" table:style-name="ce17">
            <text:p><text:s/>225.501.498,00<text:s/></text:p>
          </table:table-cell>
          <table:table-cell table:style-name="ce31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6759460.7100000009" table:style-name="ce16">
            <text:p><text:s/>6.759.460,71<text:s/></text:p>
          </table:table-cell>
          <table:table-cell office:value-type="float" office:value="26138378.539999999" table:style-name="ce16">
            <text:p><text:s/>26.138.378,54<text:s/></text:p>
          </table:table-cell>
          <table:table-cell office:value-type="float" office:value="120316095.73" table:style-name="ce16">
            <text:p><text:s/>120.316.095,73<text:s/></text:p>
          </table:table-cell>
          <table:table-cell office:value-type="float" office:value="5561104.1000000006" table:style-name="ce16">
            <text:p><text:s/>5.561.104,10<text:s/></text:p>
          </table:table-cell>
          <table:table-cell office:value-type="float" office:value="144379951.03999999" table:style-name="ce16">
            <text:p><text:s/>144.379.951,04<text:s/></text:p>
          </table:table-cell>
          <table:table-cell office:value-type="float" office:value="90178883.600000009" table:style-name="ce16">
            <text:p><text:s/>90.178.883,60<text:s/></text:p>
          </table:table-cell>
          <table:table-cell office:value-type="float" office:value="360720662.00999999" table:style-name="ce16">
            <text:p><text:s/>360.720.662,01<text:s/></text:p>
          </table:table-cell>
          <table:table-cell office:value-type="float" office:value="133504919.41999999" table:style-name="ce16">
            <text:p><text:s/>133.504.919,42<text:s/></text:p>
          </table:table-cell>
          <table:table-cell office:value-type="float" office:value="103593541.46000001" table:style-name="ce16">
            <text:p><text:s/>103.593.541,46<text:s/></text:p>
          </table:table-cell>
          <table:table-cell office:value-type="float" office:value="32118736.899999999" table:style-name="ce16">
            <text:p><text:s/>32.118.736,90<text:s/></text:p>
          </table:table-cell>
          <table:table-cell office:value-type="float" office:value="373625931.65000004" table:style-name="ce16">
            <text:p><text:s/>373.625.931,65<text:s/></text:p>
          </table:table-cell>
          <table:table-cell office:value-type="float" office:value="46581889.380000003" table:style-name="ce16">
            <text:p><text:s/>46.581.889,38<text:s/></text:p>
          </table:table-cell>
          <table:table-cell office:value-type="float" office:value="68002435.790000007" table:style-name="ce16">
            <text:p><text:s/>68.002.435,79<text:s/></text:p>
          </table:table-cell>
          <table:table-cell office:value-type="float" office:value="59358849.649999999" table:style-name="ce16">
            <text:p><text:s/>59.358.849,65<text:s/></text:p>
          </table:table-cell>
          <table:table-cell office:value-type="float" office:value="28892984.23" table:style-name="ce16">
            <text:p><text:s/>28.892.984,23<text:s/></text:p>
          </table:table-cell>
          <table:table-cell office:value-type="float" office:value="156606897.71000001" table:style-name="ce16">
            <text:p><text:s/>156.606.897,71<text:s/></text:p>
          </table:table-cell>
          <table:table-cell office:value-type="float" office:value="17347296.359999999" table:style-name="ce16">
            <text:p><text:s/>17.347.296,36<text:s/></text:p>
          </table:table-cell>
          <table:table-cell office:value-type="float" office:value="326835744.56000006" table:style-name="ce16">
            <text:p><text:s/>326.835.744,56<text:s/></text:p>
          </table:table-cell>
          <table:table-cell office:value-type="float" office:value="803489136.57000005" table:style-name="ce16">
            <text:p><text:s/>803.489.136,57<text:s/></text:p>
          </table:table-cell>
          <table:table-cell office:value-type="float" office:value="31865849.390000001" table:style-name="ce16">
            <text:p><text:s/>31.865.849,39<text:s/></text:p>
          </table:table-cell>
          <table:table-cell office:value-type="float" office:value="17353374.040000003" table:style-name="ce16">
            <text:p><text:s/>17.353.374,04<text:s/></text:p>
          </table:table-cell>
          <table:table-cell office:value-type="float" office:value="6328469.2700000005" table:style-name="ce16">
            <text:p><text:s/>6.328.469,27<text:s/></text:p>
          </table:table-cell>
          <table:table-cell office:value-type="float" office:value="304699643.95999998" table:style-name="ce16">
            <text:p><text:s/>304.699.643,96<text:s/></text:p>
          </table:table-cell>
          <table:table-cell office:value-type="float" office:value="396531444.07999998" table:style-name="ce16">
            <text:p><text:s/>396.531.444,08<text:s/></text:p>
          </table:table-cell>
          <table:table-cell office:value-type="float" office:value="22817948.349999994" table:style-name="ce16">
            <text:p><text:s/>22.817.948,35<text:s/></text:p>
          </table:table-cell>
          <table:table-cell office:value-type="float" office:value="2230474856.5100002" table:style-name="ce16">
            <text:p><text:s/>2.230.474.856,51<text:s/></text:p>
          </table:table-cell>
          <table:table-cell office:value-type="float" office:value="14072669.990000002" table:style-name="ce16">
            <text:p><text:s/>14.072.669,99<text:s/></text:p>
          </table:table-cell>
          <table:table-cell office:value-type="float" office:value="5928157155" table:style-name="ce17">
            <text:p><text:s/>5.928.157.155,00<text:s/></text:p>
          </table:table-cell>
          <table:table-cell table:style-name="ce31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8306753.3200000003" table:style-name="ce16">
            <text:p><text:s/>8.306.753,32<text:s/></text:p>
          </table:table-cell>
          <table:table-cell office:value-type="float" office:value="31309112.620000001" table:style-name="ce16">
            <text:p><text:s/>31.309.112,62<text:s/></text:p>
          </table:table-cell>
          <table:table-cell office:value-type="float" office:value="186711798.02000001" table:style-name="ce16">
            <text:p><text:s/>186.711.798,02<text:s/></text:p>
          </table:table-cell>
          <table:table-cell office:value-type="float" office:value="8417514.8800000008" table:style-name="ce16">
            <text:p><text:s/>8.417.514,88<text:s/></text:p>
          </table:table-cell>
          <table:table-cell office:value-type="float" office:value="300407398.51999998" table:style-name="ce16">
            <text:p><text:s/>300.407.398,52<text:s/></text:p>
          </table:table-cell>
          <table:table-cell office:value-type="float" office:value="205596214.31" table:style-name="ce16">
            <text:p><text:s/>205.596.214,31<text:s/></text:p>
          </table:table-cell>
          <table:table-cell office:value-type="float" office:value="496802991.31" table:style-name="ce16">
            <text:p><text:s/>496.802.991,31<text:s/></text:p>
          </table:table-cell>
          <table:table-cell office:value-type="float" office:value="154878159.13999999" table:style-name="ce16">
            <text:p><text:s/>154.878.159,14<text:s/></text:p>
          </table:table-cell>
          <table:table-cell office:value-type="float" office:value="178627668.59999999" table:style-name="ce16">
            <text:p><text:s/>178.627.668,60<text:s/></text:p>
          </table:table-cell>
          <table:table-cell office:value-type="float" office:value="61580745.789999999" table:style-name="ce16">
            <text:p><text:s/>61.580.745,79<text:s/></text:p>
          </table:table-cell>
          <table:table-cell office:value-type="float" office:value="1012623413.6" table:style-name="ce16">
            <text:p><text:s/>1.012.623.413,60<text:s/></text:p>
          </table:table-cell>
          <table:table-cell office:value-type="float" office:value="96994460.219999999" table:style-name="ce16">
            <text:p><text:s/>96.994.460,22<text:s/></text:p>
          </table:table-cell>
          <table:table-cell office:value-type="float" office:value="219500679.88999999" table:style-name="ce16">
            <text:p><text:s/>219.500.679,89<text:s/></text:p>
          </table:table-cell>
          <table:table-cell office:value-type="float" office:value="118368976.34999999" table:style-name="ce16">
            <text:p><text:s/>118.368.976,35<text:s/></text:p>
          </table:table-cell>
          <table:table-cell office:value-type="float" office:value="55573720.100000001" table:style-name="ce16">
            <text:p><text:s/>55.573.720,10<text:s/></text:p>
          </table:table-cell>
          <table:table-cell office:value-type="float" office:value="208410984.00999999" table:style-name="ce16">
            <text:p><text:s/>208.410.984,01<text:s/></text:p>
          </table:table-cell>
          <table:table-cell office:value-type="float" office:value="41360496.039999999" table:style-name="ce16">
            <text:p><text:s/>41.360.496,04<text:s/></text:p>
          </table:table-cell>
          <table:table-cell office:value-type="float" office:value="643733433.01999998" table:style-name="ce16">
            <text:p><text:s/>643.733.433,02<text:s/></text:p>
          </table:table-cell>
          <table:table-cell office:value-type="float" office:value="1742623803.8800001" table:style-name="ce16">
            <text:p><text:s/>1.742.623.803,88<text:s/></text:p>
          </table:table-cell>
          <table:table-cell office:value-type="float" office:value="57764315.289999999" table:style-name="ce16">
            <text:p><text:s/>57.764.315,29<text:s/></text:p>
          </table:table-cell>
          <table:table-cell office:value-type="float" office:value="33770363.740000002" table:style-name="ce16">
            <text:p><text:s/>33.770.363,74<text:s/></text:p>
          </table:table-cell>
          <table:table-cell office:value-type="float" office:value="10854161.869999999" table:style-name="ce16">
            <text:p><text:s/>10.854.161,87<text:s/></text:p>
          </table:table-cell>
          <table:table-cell office:value-type="float" office:value="661270619.35000002" table:style-name="ce16">
            <text:p><text:s/>661.270.619,35<text:s/></text:p>
          </table:table-cell>
          <table:table-cell office:value-type="float" office:value="517098988.20999998" table:style-name="ce16">
            <text:p><text:s/>517.098.988,21<text:s/></text:p>
          </table:table-cell>
          <table:table-cell office:value-type="float" office:value="38289396.960000001" table:style-name="ce16">
            <text:p><text:s/>38.289.396,96<text:s/></text:p>
          </table:table-cell>
          <table:table-cell office:value-type="float" office:value="4462853189.6800003" table:style-name="ce16">
            <text:p><text:s/>4.462.853.189,68<text:s/></text:p>
          </table:table-cell>
          <table:table-cell office:value-type="float" office:value="21166353.120000001" table:style-name="ce16">
            <text:p><text:s/>21.166.353,12<text:s/></text:p>
          </table:table-cell>
          <table:table-cell office:value-type="float" office:value="11574895711.84" table:style-name="ce17">
            <text:p><text:s/>11.574.895.711,84<text:s/></text:p>
          </table:table-cell>
          <table:table-cell table:style-name="ce31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8100.62" table:style-name="ce16">
            <text:p><text:s/>8.100,62<text:s/></text:p>
          </table:table-cell>
          <table:table-cell office:value-type="float" office:value="16269.61" table:style-name="ce16">
            <text:p><text:s/>16.269,61<text:s/></text:p>
          </table:table-cell>
          <table:table-cell office:value-type="float" office:value="191641.67" table:style-name="ce16">
            <text:p><text:s/>191.641,67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965395.93" table:style-name="ce16">
            <text:p><text:s/>965.395,93<text:s/></text:p>
          </table:table-cell>
          <table:table-cell office:value-type="float" office:value="17006989.5" table:style-name="ce16">
            <text:p><text:s/>17.006.989,50<text:s/></text:p>
          </table:table-cell>
          <table:table-cell office:value-type="float" office:value="50033983.43" table:style-name="ce16">
            <text:p><text:s/>50.033.983,43<text:s/></text:p>
          </table:table-cell>
          <table:table-cell office:value-type="float" office:value="6807768.75" table:style-name="ce16">
            <text:p><text:s/>6.807.768,75<text:s/></text:p>
          </table:table-cell>
          <table:table-cell office:value-type="float" office:value="563771.61" table:style-name="ce16">
            <text:p><text:s/>563.771,61<text:s/></text:p>
          </table:table-cell>
          <table:table-cell office:value-type="float" office:value="72447.78" table:style-name="ce16">
            <text:p><text:s/>72.447,78<text:s/></text:p>
          </table:table-cell>
          <table:table-cell office:value-type="float" office:value="8488379.0500000007" table:style-name="ce16">
            <text:p><text:s/>8.488.379,05<text:s/></text:p>
          </table:table-cell>
          <table:table-cell office:value-type="float" office:value="27457.71" table:style-name="ce16">
            <text:p><text:s/>27.457,71<text:s/></text:p>
          </table:table-cell>
          <table:table-cell office:value-type="float" office:value="676468.95" table:style-name="ce16">
            <text:p><text:s/>676.468,95<text:s/></text:p>
          </table:table-cell>
          <table:table-cell office:value-type="float" office:value="15503480.4" table:style-name="ce16">
            <text:p><text:s/>15.503.480,40<text:s/></text:p>
          </table:table-cell>
          <table:table-cell office:value-type="float" office:value="59788.91" table:style-name="ce16">
            <text:p><text:s/>59.788,91<text:s/></text:p>
          </table:table-cell>
          <table:table-cell office:value-type="float" office:value="100051.23" table:style-name="ce16">
            <text:p><text:s/>100.051,23<text:s/></text:p>
          </table:table-cell>
          <table:table-cell office:value-type="float" office:value="24775.98" table:style-name="ce16">
            <text:p><text:s/>24.775,98<text:s/></text:p>
          </table:table-cell>
          <table:table-cell office:value-type="float" office:value="10167817.4" table:style-name="ce16">
            <text:p><text:s/>10.167.817,40<text:s/></text:p>
          </table:table-cell>
          <table:table-cell office:value-type="float" office:value="89139781.319999993" table:style-name="ce16">
            <text:p><text:s/>89.139.781,32<text:s/></text:p>
          </table:table-cell>
          <table:table-cell office:value-type="float" office:value="30800.33" table:style-name="ce16">
            <text:p><text:s/>30.800,33<text:s/></text:p>
          </table:table-cell>
          <table:table-cell office:value-type="float" office:value="296586.34999999998" table:style-name="ce16">
            <text:p><text:s/>296.586,35<text:s/></text:p>
          </table:table-cell>
          <table:table-cell office:value-type="float" office:value="1312.32" table:style-name="ce16">
            <text:p><text:s/>1.312,32<text:s/></text:p>
          </table:table-cell>
          <table:table-cell office:value-type="float" office:value="33822030.060000002" table:style-name="ce16">
            <text:p><text:s/>33.822.030,06<text:s/></text:p>
          </table:table-cell>
          <table:table-cell office:value-type="float" office:value="1405305.91" table:style-name="ce16">
            <text:p><text:s/>1.405.305,91<text:s/></text:p>
          </table:table-cell>
          <table:table-cell office:value-type="float" office:value="1965325.71" table:style-name="ce16">
            <text:p><text:s/>1.965.325,71<text:s/></text:p>
          </table:table-cell>
          <table:table-cell office:value-type="float" office:value="414283495.11000001" table:style-name="ce16">
            <text:p><text:s/>414.283.495,11<text:s/></text:p>
          </table:table-cell>
          <table:table-cell office:value-type="float" office:value="26629.23" table:style-name="ce16">
            <text:p><text:s/>26.629,23<text:s/></text:p>
          </table:table-cell>
          <table:table-cell office:value-type="float" office:value="651685854.87" table:style-name="ce17">
            <text:p><text:s/>651.685.854,87<text:s/></text:p>
          </table:table-cell>
          <table:table-cell table:style-name="ce31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8298652.7000000011" table:style-name="ce16">
            <text:p><text:s/>8.298.652,70<text:s/></text:p>
          </table:table-cell>
          <table:table-cell office:value-type="float" office:value="31292843.009999998" table:style-name="ce16">
            <text:p><text:s/>31.292.843,01<text:s/></text:p>
          </table:table-cell>
          <table:table-cell office:value-type="float" office:value="186520156.34999999" table:style-name="ce16">
            <text:p><text:s/>186.520.156,35<text:s/></text:p>
          </table:table-cell>
          <table:table-cell office:value-type="float" office:value="8417514.8800000008" table:style-name="ce16">
            <text:p><text:s/>8.417.514,88<text:s/></text:p>
          </table:table-cell>
          <table:table-cell office:value-type="float" office:value="299442002.59000003" table:style-name="ce16">
            <text:p><text:s/>299.442.002,59<text:s/></text:p>
          </table:table-cell>
          <table:table-cell office:value-type="float" office:value="188589224.81000003" table:style-name="ce16">
            <text:p><text:s/>188.589.224,81<text:s/></text:p>
          </table:table-cell>
          <table:table-cell office:value-type="float" office:value="446769007.87999994" table:style-name="ce16">
            <text:p><text:s/>446.769.007,88<text:s/></text:p>
          </table:table-cell>
          <table:table-cell office:value-type="float" office:value="148070390.38999999" table:style-name="ce16">
            <text:p><text:s/>148.070.390,39<text:s/></text:p>
          </table:table-cell>
          <table:table-cell office:value-type="float" office:value="178063896.99000001" table:style-name="ce16">
            <text:p><text:s/>178.063.896,99<text:s/></text:p>
          </table:table-cell>
          <table:table-cell office:value-type="float" office:value="61508298.009999998" table:style-name="ce16">
            <text:p><text:s/>61.508.298,01<text:s/></text:p>
          </table:table-cell>
          <table:table-cell office:value-type="float" office:value="1004135034.55" table:style-name="ce16">
            <text:p><text:s/>1.004.135.034,55<text:s/></text:p>
          </table:table-cell>
          <table:table-cell office:value-type="float" office:value="96967002.510000005" table:style-name="ce16">
            <text:p><text:s/>96.967.002,51<text:s/></text:p>
          </table:table-cell>
          <table:table-cell office:value-type="float" office:value="218824210.94" table:style-name="ce16">
            <text:p><text:s/>218.824.210,94<text:s/></text:p>
          </table:table-cell>
          <table:table-cell office:value-type="float" office:value="102865495.95" table:style-name="ce16">
            <text:p><text:s/>102.865.495,95<text:s/></text:p>
          </table:table-cell>
          <table:table-cell office:value-type="float" office:value="55513931.190000005" table:style-name="ce16">
            <text:p><text:s/>55.513.931,19<text:s/></text:p>
          </table:table-cell>
          <table:table-cell office:value-type="float" office:value="208310932.78" table:style-name="ce16">
            <text:p><text:s/>208.310.932,78<text:s/></text:p>
          </table:table-cell>
          <table:table-cell office:value-type="float" office:value="41335720.060000002" table:style-name="ce16">
            <text:p><text:s/>41.335.720,06<text:s/></text:p>
          </table:table-cell>
          <table:table-cell office:value-type="float" office:value="633565615.62" table:style-name="ce16">
            <text:p><text:s/>633.565.615,62<text:s/></text:p>
          </table:table-cell>
          <table:table-cell office:value-type="float" office:value="1653484022.5600002" table:style-name="ce16">
            <text:p><text:s/>1.653.484.022,56<text:s/></text:p>
          </table:table-cell>
          <table:table-cell office:value-type="float" office:value="57733514.960000001" table:style-name="ce16">
            <text:p><text:s/>57.733.514,96<text:s/></text:p>
          </table:table-cell>
          <table:table-cell office:value-type="float" office:value="33473777.389999997" table:style-name="ce16">
            <text:p><text:s/>33.473.777,39<text:s/></text:p>
          </table:table-cell>
          <table:table-cell office:value-type="float" office:value="10852849.549999999" table:style-name="ce16">
            <text:p><text:s/>10.852.849,55<text:s/></text:p>
          </table:table-cell>
          <table:table-cell office:value-type="float" office:value="627448589.28999996" table:style-name="ce16">
            <text:p><text:s/>627.448.589,29<text:s/></text:p>
          </table:table-cell>
          <table:table-cell office:value-type="float" office:value="515693682.30000001" table:style-name="ce16">
            <text:p><text:s/>515.693.682,30<text:s/></text:p>
          </table:table-cell>
          <table:table-cell office:value-type="float" office:value="36324071.25" table:style-name="ce16">
            <text:p><text:s/>36.324.071,25<text:s/></text:p>
          </table:table-cell>
          <table:table-cell office:value-type="float" office:value="4048569694.5700002" table:style-name="ce16">
            <text:p><text:s/>4.048.569.694,57<text:s/></text:p>
          </table:table-cell>
          <table:table-cell office:value-type="float" office:value="21139723.890000001" table:style-name="ce16">
            <text:p><text:s/>21.139.723,89<text:s/></text:p>
          </table:table-cell>
          <table:table-cell office:value-type="float" office:value="10923209856.970001" table:style-name="ce17">
            <text:p><text:s/>10.923.209.856,97<text:s/></text:p>
          </table:table-cell>
          <table:table-cell table:style-name="ce31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22.2" table:style-name="ce16">
            <text:p><text:s/>22,20<text:s/></text:p>
          </table:table-cell>
          <table:table-cell office:value-type="float" office:value="10849.63" table:style-name="ce16">
            <text:p><text:s/>10.849,63<text:s/></text:p>
          </table:table-cell>
          <table:table-cell office:value-type="float" office:value="2030221.2" table:style-name="ce16">
            <text:p><text:s/>2.030.221,2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043390.65" table:style-name="ce16">
            <text:p><text:s/>1.043.390,65<text:s/></text:p>
          </table:table-cell>
          <table:table-cell office:value-type="float" office:value="92.2" table:style-name="ce16">
            <text:p><text:s/>92,20<text:s/></text:p>
          </table:table-cell>
          <table:table-cell office:value-type="float" office:value="32927.129999999997" table:style-name="ce16">
            <text:p><text:s/>32.927,13<text:s/></text:p>
          </table:table-cell>
          <table:table-cell office:value-type="float" office:value="4930.43" table:style-name="ce16">
            <text:p><text:s/>4.930,43<text:s/></text:p>
          </table:table-cell>
          <table:table-cell office:value-type="float" office:value="2107.33" table:style-name="ce16">
            <text:p><text:s/>2.107,33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043870.6" table:style-name="ce16">
            <text:p><text:s/>1.043.870,6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28967.66" table:style-name="ce16">
            <text:p><text:s/>28.967,66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6667938.5999999996" table:style-name="ce16">
            <text:p><text:s/>6.667.938,60<text:s/></text:p>
          </table:table-cell>
          <table:table-cell office:value-type="float" office:value="137046869.72999999" table:style-name="ce16">
            <text:p><text:s/>137.046.869,73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863.75" table:style-name="ce16">
            <text:p><text:s/>1.863,75<text:s/></text:p>
          </table:table-cell>
          <table:table-cell office:value-type="float" office:value="2151831.11" table:style-name="ce16">
            <text:p><text:s/>2.151.831,11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84447.65" table:style-name="ce16">
            <text:p><text:s/>84.447,65<text:s/></text:p>
          </table:table-cell>
          <table:table-cell office:value-type="float" office:value="0" table:style-name="ce16">
            <text:p>-00<text:s/></text:p>
          </table:table-cell>
          <table:table-cell office:value-type="float" office:value="150150329.87" table:style-name="ce17">
            <text:p><text:s/>150.150.329,87<text:s/></text:p>
          </table:table-cell>
          <table:table-cell table:style-name="ce31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8205264.4299999997" table:style-name="ce16">
            <text:p><text:s/>8.205.264,43<text:s/></text:p>
          </table:table-cell>
          <table:table-cell office:value-type="float" office:value="26941929.09" table:style-name="ce16">
            <text:p><text:s/>26.941.929,09<text:s/></text:p>
          </table:table-cell>
          <table:table-cell office:value-type="float" office:value="33615827.659999996" table:style-name="ce16">
            <text:p><text:s/>33.615.827,66<text:s/></text:p>
          </table:table-cell>
          <table:table-cell office:value-type="float" office:value="24147209.440000001" table:style-name="ce16">
            <text:p><text:s/>24.147.209,44<text:s/></text:p>
          </table:table-cell>
          <table:table-cell office:value-type="float" office:value="73343280.510000005" table:style-name="ce16">
            <text:p><text:s/>73.343.280,51<text:s/></text:p>
          </table:table-cell>
          <table:table-cell office:value-type="float" office:value="55845019.399999999" table:style-name="ce16">
            <text:p><text:s/>55.845.019,40<text:s/></text:p>
          </table:table-cell>
          <table:table-cell office:value-type="float" office:value="1438889944.5600002" table:style-name="ce16">
            <text:p><text:s/>1.438.889.944,56<text:s/></text:p>
          </table:table-cell>
          <table:table-cell office:value-type="float" office:value="33009380.91" table:style-name="ce16">
            <text:p><text:s/>33.009.380,91<text:s/></text:p>
          </table:table-cell>
          <table:table-cell office:value-type="float" office:value="48927713.82" table:style-name="ce16">
            <text:p><text:s/>48.927.713,82<text:s/></text:p>
          </table:table-cell>
          <table:table-cell office:value-type="float" office:value="31015378.059999999" table:style-name="ce16">
            <text:p><text:s/>31.015.378,06<text:s/></text:p>
          </table:table-cell>
          <table:table-cell office:value-type="float" office:value="184158732.19" table:style-name="ce16">
            <text:p><text:s/>184.158.732,19<text:s/></text:p>
          </table:table-cell>
          <table:table-cell office:value-type="float" office:value="26437997.760000002" table:style-name="ce16">
            <text:p><text:s/>26.437.997,76<text:s/></text:p>
          </table:table-cell>
          <table:table-cell office:value-type="float" office:value="28070249.260000002" table:style-name="ce16">
            <text:p><text:s/>28.070.249,26<text:s/></text:p>
          </table:table-cell>
          <table:table-cell office:value-type="float" office:value="50197459.920000002" table:style-name="ce16">
            <text:p><text:s/>50.197.459,92<text:s/></text:p>
          </table:table-cell>
          <table:table-cell office:value-type="float" office:value="57063120.109999999" table:style-name="ce16">
            <text:p><text:s/>57.063.120,11<text:s/></text:p>
          </table:table-cell>
          <table:table-cell office:value-type="float" office:value="80422428.620000005" table:style-name="ce16">
            <text:p><text:s/>80.422.428,62<text:s/></text:p>
          </table:table-cell>
          <table:table-cell office:value-type="float" office:value="25285940.260000002" table:style-name="ce16">
            <text:p><text:s/>25.285.940,26<text:s/></text:p>
          </table:table-cell>
          <table:table-cell office:value-type="float" office:value="85382129.200000003" table:style-name="ce16">
            <text:p><text:s/>85.382.129,20<text:s/></text:p>
          </table:table-cell>
          <table:table-cell office:value-type="float" office:value="295815036.11000001" table:style-name="ce16">
            <text:p><text:s/>295.815.036,11<text:s/></text:p>
          </table:table-cell>
          <table:table-cell office:value-type="float" office:value="45675892.659999996" table:style-name="ce16">
            <text:p><text:s/>45.675.892,66<text:s/></text:p>
          </table:table-cell>
          <table:table-cell office:value-type="float" office:value="26375497.34" table:style-name="ce16">
            <text:p><text:s/>26.375.497,34<text:s/></text:p>
          </table:table-cell>
          <table:table-cell office:value-type="float" office:value="14448275.73" table:style-name="ce16">
            <text:p><text:s/>14.448.275,73<text:s/></text:p>
          </table:table-cell>
          <table:table-cell office:value-type="float" office:value="140515650.81" table:style-name="ce16">
            <text:p><text:s/>140.515.650,81<text:s/></text:p>
          </table:table-cell>
          <table:table-cell office:value-type="float" office:value="62906945.329999998" table:style-name="ce16">
            <text:p><text:s/>62.906.945,33<text:s/></text:p>
          </table:table-cell>
          <table:table-cell office:value-type="float" office:value="21903985.390000001" table:style-name="ce16">
            <text:p><text:s/>21.903.985,39<text:s/></text:p>
          </table:table-cell>
          <table:table-cell office:value-type="float" office:value="170522304.28" table:style-name="ce16">
            <text:p><text:s/>170.522.304,28<text:s/></text:p>
          </table:table-cell>
          <table:table-cell office:value-type="float" office:value="12093668.76" table:style-name="ce16">
            <text:p><text:s/>12.093.668,76<text:s/></text:p>
          </table:table-cell>
          <table:table-cell office:value-type="float" office:value="3101216261.6100006" table:style-name="ce17">
            <text:p><text:s/>3.101.216.261,61<text:s/></text:p>
          </table:table-cell>
          <table:table-cell table:style-name="ce31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639021.54" table:style-name="ce16">
            <text:p><text:s/>639.021,54<text:s/></text:p>
          </table:table-cell>
          <table:table-cell office:value-type="float" office:value="2657921.15" table:style-name="ce16">
            <text:p><text:s/>2.657.921,15<text:s/></text:p>
          </table:table-cell>
          <table:table-cell office:value-type="float" office:value="19887160.670000002" table:style-name="ce16">
            <text:p><text:s/>19.887.160,67<text:s/></text:p>
          </table:table-cell>
          <table:table-cell office:value-type="float" office:value="-452797.30999999994" table:style-name="ce16">
            <text:p>-452.797,31<text:s/></text:p>
          </table:table-cell>
          <table:table-cell office:value-type="float" office:value="9659125.0099999998" table:style-name="ce16">
            <text:p><text:s/>9.659.125,01<text:s/></text:p>
          </table:table-cell>
          <table:table-cell office:value-type="float" office:value="5759372.790000001" table:style-name="ce16">
            <text:p><text:s/>5.759.372,79<text:s/></text:p>
          </table:table-cell>
          <table:table-cell office:value-type="float" office:value="577512665.16999996" table:style-name="ce16">
            <text:p><text:s/>577.512.665,17<text:s/></text:p>
          </table:table-cell>
          <table:table-cell office:value-type="float" office:value="100301237.08" table:style-name="ce16">
            <text:p><text:s/>100.301.237,08<text:s/></text:p>
          </table:table-cell>
          <table:table-cell office:value-type="float" office:value="16667587.969999999" table:style-name="ce16">
            <text:p><text:s/>16.667.587,97<text:s/></text:p>
          </table:table-cell>
          <table:table-cell office:value-type="float" office:value="6981959.2200000007" table:style-name="ce16">
            <text:p><text:s/>6.981.959,22<text:s/></text:p>
          </table:table-cell>
          <table:table-cell office:value-type="float" office:value="-50332371.75999999" table:style-name="ce16">
            <text:p>-50.332.371,76<text:s/></text:p>
          </table:table-cell>
          <table:table-cell office:value-type="float" office:value="3442342.16" table:style-name="ce16">
            <text:p><text:s/>3.442.342,16<text:s/></text:p>
          </table:table-cell>
          <table:table-cell office:value-type="float" office:value="4500518.24" table:style-name="ce16">
            <text:p><text:s/>4.500.518,24<text:s/></text:p>
          </table:table-cell>
          <table:table-cell office:value-type="float" office:value="22102529.489999998" table:style-name="ce16">
            <text:p><text:s/>22.102.529,49<text:s/></text:p>
          </table:table-cell>
          <table:table-cell office:value-type="float" office:value="5478121.5899999999" table:style-name="ce16">
            <text:p><text:s/>5.478.121,59<text:s/></text:p>
          </table:table-cell>
          <table:table-cell office:value-type="float" office:value="16510865.02" table:style-name="ce16">
            <text:p><text:s/>16.510.865,02<text:s/></text:p>
          </table:table-cell>
          <table:table-cell office:value-type="float" office:value="42075.959999999963" table:style-name="ce16">
            <text:p><text:s/>42.075,96<text:s/></text:p>
          </table:table-cell>
          <table:table-cell office:value-type="float" office:value="42655383.609999999" table:style-name="ce16">
            <text:p><text:s/>42.655.383,61<text:s/></text:p>
          </table:table-cell>
          <table:table-cell office:value-type="float" office:value="636259494.01999998" table:style-name="ce16">
            <text:p><text:s/>636.259.494,02<text:s/></text:p>
          </table:table-cell>
          <table:table-cell office:value-type="float" office:value="2477038.75" table:style-name="ce16">
            <text:p><text:s/>2.477.038,75<text:s/></text:p>
          </table:table-cell>
          <table:table-cell office:value-type="float" office:value="1108645.95" table:style-name="ce16">
            <text:p><text:s/>1.108.645,95<text:s/></text:p>
          </table:table-cell>
          <table:table-cell office:value-type="float" office:value="633753.43999999994" table:style-name="ce16">
            <text:p><text:s/>633.753,44<text:s/></text:p>
          </table:table-cell>
          <table:table-cell office:value-type="float" office:value="36564200.630000003" table:style-name="ce16">
            <text:p><text:s/>36.564.200,63<text:s/></text:p>
          </table:table-cell>
          <table:table-cell office:value-type="float" office:value="34445364.609999999" table:style-name="ce16">
            <text:p><text:s/>34.445.364,61<text:s/></text:p>
          </table:table-cell>
          <table:table-cell office:value-type="float" office:value="773905.22" table:style-name="ce16">
            <text:p><text:s/>773.905,22<text:s/></text:p>
          </table:table-cell>
          <table:table-cell office:value-type="float" office:value="436658382.50999999" table:style-name="ce16">
            <text:p><text:s/>436.658.382,51<text:s/></text:p>
          </table:table-cell>
          <table:table-cell office:value-type="float" office:value="2662964.5099999998" table:style-name="ce16">
            <text:p><text:s/>2.662.964,51<text:s/></text:p>
          </table:table-cell>
          <table:table-cell office:value-type="float" office:value="1935596467.2400002" table:style-name="ce17">
            <text:p><text:s/>1.935.596.467,24<text:s/></text:p>
          </table:table-cell>
          <table:table-cell table:style-name="ce31"/>
          <table:table-cell table:number-columns-repeated="16354"/>
        </table:table-row>
        <table:table-row table:style-name="ro8">
          <table:table-cell office:value-type="string" table:style-name="ce19">
            <text:p>SUBTOTAL [A]</text:p>
          </table:table-cell>
          <table:table-cell office:value-type="float" office:value="66074814.219999999" table:style-name="ce20">
            <text:p><text:s/>66.074.814,22<text:s/></text:p>
          </table:table-cell>
          <table:table-cell office:value-type="float" office:value="282309347.78000003" table:style-name="ce20">
            <text:p><text:s/>282.309.347,78<text:s/></text:p>
          </table:table-cell>
          <table:table-cell office:value-type="float" office:value="1360118860.1300001" table:style-name="ce20">
            <text:p><text:s/>1.360.118.860,13<text:s/></text:p>
          </table:table-cell>
          <table:table-cell office:value-type="float" office:value="75994682.36999999" table:style-name="ce20">
            <text:p><text:s/>75.994.682,37<text:s/></text:p>
          </table:table-cell>
          <table:table-cell office:value-type="float" office:value="2041597646.6100001" table:style-name="ce20">
            <text:p><text:s/>2.041.597.646,61<text:s/></text:p>
          </table:table-cell>
          <table:table-cell office:value-type="float" office:value="1403574316.72" table:style-name="ce20">
            <text:p><text:s/>1.403.574.316,72<text:s/></text:p>
          </table:table-cell>
          <table:table-cell office:value-type="float" office:value="9815827308.7700005" table:style-name="ce20">
            <text:p><text:s/>9.815.827.308,77<text:s/></text:p>
          </table:table-cell>
          <table:table-cell office:value-type="float" office:value="1935687253.1099999" table:style-name="ce20">
            <text:p><text:s/>1.935.687.253,11<text:s/></text:p>
          </table:table-cell>
          <table:table-cell office:value-type="float" office:value="1333872169.1599998" table:style-name="ce20">
            <text:p><text:s/>1.333.872.169,16<text:s/></text:p>
          </table:table-cell>
          <table:table-cell office:value-type="float" office:value="365154493.81" table:style-name="ce20">
            <text:p><text:s/>365.154.493,81<text:s/></text:p>
          </table:table-cell>
          <table:table-cell office:value-type="float" office:value="6980699313.8800001" table:style-name="ce20">
            <text:p><text:s/>6.980.699.313,88<text:s/></text:p>
          </table:table-cell>
          <table:table-cell office:value-type="float" office:value="627711258.96999991" table:style-name="ce20">
            <text:p><text:s/>627.711.258,97<text:s/></text:p>
          </table:table-cell>
          <table:table-cell office:value-type="float" office:value="1010099217.5700001" table:style-name="ce20">
            <text:p><text:s/>1.010.099.217,57<text:s/></text:p>
          </table:table-cell>
          <table:table-cell office:value-type="float" office:value="857622629.82000005" table:style-name="ce20">
            <text:p><text:s/>857.622.629,82<text:s/></text:p>
          </table:table-cell>
          <table:table-cell office:value-type="float" office:value="411799837.63999999" table:style-name="ce20">
            <text:p><text:s/>411.799.837,64<text:s/></text:p>
          </table:table-cell>
          <table:table-cell office:value-type="float" office:value="1958066451.1500001" table:style-name="ce20">
            <text:p><text:s/>1.958.066.451,15<text:s/></text:p>
          </table:table-cell>
          <table:table-cell office:value-type="float" office:value="237982021.26000002" table:style-name="ce20">
            <text:p><text:s/>237.982.021,26<text:s/></text:p>
          </table:table-cell>
          <table:table-cell office:value-type="float" office:value="5294714148.8299999" table:style-name="ce20">
            <text:p><text:s/>5.294.714.148,83<text:s/></text:p>
          </table:table-cell>
          <table:table-cell office:value-type="float" office:value="14741218624.220001" table:style-name="ce20">
            <text:p><text:s/>14.741.218.624,22<text:s/></text:p>
          </table:table-cell>
          <table:table-cell office:value-type="float" office:value="421401991.42000002" table:style-name="ce20">
            <text:p><text:s/>421.401.991,42<text:s/></text:p>
          </table:table-cell>
          <table:table-cell office:value-type="float" office:value="238295513.63999999" table:style-name="ce20">
            <text:p><text:s/>238.295.513,64<text:s/></text:p>
          </table:table-cell>
          <table:table-cell office:value-type="float" office:value="74382764.349999994" table:style-name="ce20">
            <text:p><text:s/>74.382.764,35<text:s/></text:p>
          </table:table-cell>
          <table:table-cell office:value-type="float" office:value="5227964125.04" table:style-name="ce20">
            <text:p><text:s/>5.227.964.125,04<text:s/></text:p>
          </table:table-cell>
          <table:table-cell office:value-type="float" office:value="5957125135.0600004" table:style-name="ce20">
            <text:p><text:s/>5.957.125.135,06<text:s/></text:p>
          </table:table-cell>
          <table:table-cell office:value-type="float" office:value="251470332.68000001" table:style-name="ce20">
            <text:p><text:s/>251.470.332,68<text:s/></text:p>
          </table:table-cell>
          <table:table-cell office:value-type="float" office:value="44484416260.309998" table:style-name="ce20">
            <text:p><text:s/>44.484.416.260,31<text:s/></text:p>
          </table:table-cell>
          <table:table-cell office:value-type="float" office:value="147382821.28999999" table:style-name="ce20">
            <text:p><text:s/>147.382.821,29<text:s/></text:p>
          </table:table-cell>
          <table:table-cell office:value-type="float" office:value="107602563339.80998" table:style-name="ce21">
            <text:p><text:s/>107.602.563.339,81<text:s/></text:p>
          </table:table-cell>
          <table:table-cell table:style-name="ce31"/>
          <table:table-cell table:number-columns-repeated="16354" table:style-name="ce22"/>
        </table:table-row>
        <table:table-row table:style-name="ro9">
          <table:table-cell office:value-type="string" table:style-name="ce23">
            <text:p>RECEITA PREVIDENCIÁRIA [B]</text:p>
          </table:table-cell>
          <table:table-cell office:value-type="float" office:value="63469229.783733465" table:style-name="ce24">
            <text:p><text:s/>63.469.229,78<text:s/></text:p>
          </table:table-cell>
          <table:table-cell office:value-type="float" office:value="197963704.64543328" table:style-name="ce24">
            <text:p><text:s/>197.963.704,65<text:s/></text:p>
          </table:table-cell>
          <table:table-cell office:value-type="float" office:value="370030624.53974086" table:style-name="ce24">
            <text:p><text:s/>370.030.624,54<text:s/></text:p>
          </table:table-cell>
          <table:table-cell office:value-type="float" office:value="39923128.629493341" table:style-name="ce24">
            <text:p><text:s/>39.923.128,63<text:s/></text:p>
          </table:table-cell>
          <table:table-cell office:value-type="float" office:value="1175654805.1113439" table:style-name="ce24">
            <text:p><text:s/>1.175.654.805,11<text:s/></text:p>
          </table:table-cell>
          <table:table-cell office:value-type="float" office:value="793247824.28176439" table:style-name="ce24">
            <text:p><text:s/>793.247.824,28<text:s/></text:p>
          </table:table-cell>
          <table:table-cell office:value-type="float" office:value="1568253363.1928084" table:style-name="ce24">
            <text:p><text:s/>1.568.253.363,19<text:s/></text:p>
          </table:table-cell>
          <table:table-cell office:value-type="float" office:value="543349374.34864461" table:style-name="ce24">
            <text:p><text:s/>543.349.374,35<text:s/></text:p>
          </table:table-cell>
          <table:table-cell office:value-type="float" office:value="689862860.98848474" table:style-name="ce24">
            <text:p><text:s/>689.862.860,99<text:s/></text:p>
          </table:table-cell>
          <table:table-cell office:value-type="float" office:value="330864644.30016667" table:style-name="ce24">
            <text:p><text:s/>330.864.644,30<text:s/></text:p>
          </table:table-cell>
          <table:table-cell office:value-type="float" office:value="2931379192.6142163" table:style-name="ce24">
            <text:p><text:s/>2.931.379.192,61<text:s/></text:p>
          </table:table-cell>
          <table:table-cell office:value-type="float" office:value="355932920.08489221" table:style-name="ce24">
            <text:p><text:s/>355.932.920,08<text:s/></text:p>
          </table:table-cell>
          <table:table-cell office:value-type="float" office:value="516807280.27225089" table:style-name="ce24">
            <text:p><text:s/>516.807.280,27<text:s/></text:p>
          </table:table-cell>
          <table:table-cell office:value-type="float" office:value="550401220.03580952" table:style-name="ce24">
            <text:p><text:s/>550.401.220,04<text:s/></text:p>
          </table:table-cell>
          <table:table-cell office:value-type="float" office:value="294016332.02579391" table:style-name="ce24">
            <text:p><text:s/>294.016.332,03<text:s/></text:p>
          </table:table-cell>
          <table:table-cell office:value-type="float" office:value="736399404.87779617" table:style-name="ce24">
            <text:p><text:s/>736.399.404,88<text:s/></text:p>
          </table:table-cell>
          <table:table-cell office:value-type="float" office:value="212277973.49297282" table:style-name="ce24">
            <text:p><text:s/>212.277.973,49<text:s/></text:p>
          </table:table-cell>
          <table:table-cell office:value-type="float" office:value="2200056403.5532751" table:style-name="ce24">
            <text:p><text:s/>2.200.056.403,55<text:s/></text:p>
          </table:table-cell>
          <table:table-cell office:value-type="float" office:value="3576118492.4650922" table:style-name="ce24">
            <text:p><text:s/>3.576.118.492,47<text:s/></text:p>
          </table:table-cell>
          <table:table-cell office:value-type="float" office:value="261371097.42365056" table:style-name="ce24">
            <text:p><text:s/>261.371.097,42<text:s/></text:p>
          </table:table-cell>
          <table:table-cell office:value-type="float" office:value="139095904.4953838" table:style-name="ce24">
            <text:p><text:s/>139.095.904,50<text:s/></text:p>
          </table:table-cell>
          <table:table-cell office:value-type="float" office:value="48855900.544060536" table:style-name="ce24">
            <text:p><text:s/>48.855.900,54<text:s/></text:p>
          </table:table-cell>
          <table:table-cell office:value-type="float" office:value="2040193385.651083" table:style-name="ce24">
            <text:p><text:s/>2.040.193.385,65<text:s/></text:p>
          </table:table-cell>
          <table:table-cell office:value-type="float" office:value="1700066892.9062862" table:style-name="ce24">
            <text:p><text:s/>1.700.066.892,91<text:s/></text:p>
          </table:table-cell>
          <table:table-cell office:value-type="float" office:value="195712284.72574937" table:style-name="ce24">
            <text:p><text:s/>195.712.284,73<text:s/></text:p>
          </table:table-cell>
          <table:table-cell office:value-type="float" office:value="13624135789.757168" table:style-name="ce24">
            <text:p><text:s/>13.624.135.789,76<text:s/></text:p>
          </table:table-cell>
          <table:table-cell office:value-type="float" office:value="133904578.52290626" table:style-name="ce24">
            <text:p><text:s/>133.904.578,52<text:s/></text:p>
          </table:table-cell>
          <table:table-cell office:value-type="float" office:value="35289344613.269997" table:style-name="ce25">
            <text:p><text:s/>35.289.344.613,27<text:s/></text:p>
          </table:table-cell>
          <table:table-cell table:style-name="ce31"/>
          <table:table-cell table:number-columns-repeated="16354" table:style-name="ce22"/>
        </table:table-row>
        <table:table-row table:style-name="ro10">
          <table:table-cell office:value-type="string" table:style-name="ce19">
            <text:p>ADMINISTRADAS PELA RFB [C]=[A]+[B]</text:p>
          </table:table-cell>
          <table:table-cell office:value-type="float" office:value="129544044.00373346" table:style-name="ce20">
            <text:p><text:s/>129.544.044,00<text:s/></text:p>
          </table:table-cell>
          <table:table-cell office:value-type="float" office:value="480273052.42543328" table:style-name="ce20">
            <text:p><text:s/>480.273.052,43<text:s/></text:p>
          </table:table-cell>
          <table:table-cell office:value-type="float" office:value="1730149484.6697409" table:style-name="ce20">
            <text:p><text:s/>1.730.149.484,67<text:s/></text:p>
          </table:table-cell>
          <table:table-cell office:value-type="float" office:value="115917810.99949333" table:style-name="ce20">
            <text:p><text:s/>115.917.811,00<text:s/></text:p>
          </table:table-cell>
          <table:table-cell office:value-type="float" office:value="3217252451.721344" table:style-name="ce20">
            <text:p><text:s/>3.217.252.451,72<text:s/></text:p>
          </table:table-cell>
          <table:table-cell office:value-type="float" office:value="2196822141.0017643" table:style-name="ce20">
            <text:p><text:s/>2.196.822.141,00<text:s/></text:p>
          </table:table-cell>
          <table:table-cell office:value-type="float" office:value="11384080671.962809" table:style-name="ce20">
            <text:p><text:s/>11.384.080.671,96<text:s/></text:p>
          </table:table-cell>
          <table:table-cell office:value-type="float" office:value="2479036627.4586444" table:style-name="ce20">
            <text:p><text:s/>2.479.036.627,46<text:s/></text:p>
          </table:table-cell>
          <table:table-cell office:value-type="float" office:value="2023735030.1484847" table:style-name="ce20">
            <text:p><text:s/>2.023.735.030,15<text:s/></text:p>
          </table:table-cell>
          <table:table-cell office:value-type="float" office:value="696019138.11016667" table:style-name="ce20">
            <text:p><text:s/>696.019.138,11<text:s/></text:p>
          </table:table-cell>
          <table:table-cell office:value-type="float" office:value="9912078506.4942169" table:style-name="ce20">
            <text:p><text:s/>9.912.078.506,49<text:s/></text:p>
          </table:table-cell>
          <table:table-cell office:value-type="float" office:value="983644179.05489206" table:style-name="ce20">
            <text:p><text:s/>983.644.179,05<text:s/></text:p>
          </table:table-cell>
          <table:table-cell office:value-type="float" office:value="1526906497.8422508" table:style-name="ce20">
            <text:p><text:s/>1.526.906.497,84<text:s/></text:p>
          </table:table-cell>
          <table:table-cell office:value-type="float" office:value="1408023849.8558097" table:style-name="ce20">
            <text:p><text:s/>1.408.023.849,86<text:s/></text:p>
          </table:table-cell>
          <table:table-cell office:value-type="float" office:value="705816169.6657939" table:style-name="ce20">
            <text:p><text:s/>705.816.169,67<text:s/></text:p>
          </table:table-cell>
          <table:table-cell office:value-type="float" office:value="2694465856.0277963" table:style-name="ce20">
            <text:p><text:s/>2.694.465.856,03<text:s/></text:p>
          </table:table-cell>
          <table:table-cell office:value-type="float" office:value="450259994.75297284" table:style-name="ce20">
            <text:p><text:s/>450.259.994,75<text:s/></text:p>
          </table:table-cell>
          <table:table-cell office:value-type="float" office:value="7494770552.383275" table:style-name="ce20">
            <text:p><text:s/>7.494.770.552,38<text:s/></text:p>
          </table:table-cell>
          <table:table-cell office:value-type="float" office:value="18317337116.685093" table:style-name="ce20">
            <text:p><text:s/>18.317.337.116,69<text:s/></text:p>
          </table:table-cell>
          <table:table-cell office:value-type="float" office:value="682773088.84365058" table:style-name="ce20">
            <text:p><text:s/>682.773.088,84<text:s/></text:p>
          </table:table-cell>
          <table:table-cell office:value-type="float" office:value="377391418.13538378" table:style-name="ce20">
            <text:p><text:s/>377.391.418,14<text:s/></text:p>
          </table:table-cell>
          <table:table-cell office:value-type="float" office:value="123238664.89406052" table:style-name="ce20">
            <text:p><text:s/>123.238.664,89<text:s/></text:p>
          </table:table-cell>
          <table:table-cell office:value-type="float" office:value="7268157510.691083" table:style-name="ce20">
            <text:p><text:s/>7.268.157.510,69<text:s/></text:p>
          </table:table-cell>
          <table:table-cell office:value-type="float" office:value="7657192027.9662867" table:style-name="ce20">
            <text:p><text:s/>7.657.192.027,97<text:s/></text:p>
          </table:table-cell>
          <table:table-cell office:value-type="float" office:value="447182617.40574938" table:style-name="ce20">
            <text:p><text:s/>447.182.617,41<text:s/></text:p>
          </table:table-cell>
          <table:table-cell office:value-type="float" office:value="58108552050.067169" table:style-name="ce20">
            <text:p><text:s/>58.108.552.050,07<text:s/></text:p>
          </table:table-cell>
          <table:table-cell office:value-type="float" office:value="281287399.81290627" table:style-name="ce20">
            <text:p><text:s/>281.287.399,81<text:s/></text:p>
          </table:table-cell>
          <table:table-cell office:value-type="float" office:value="142891907953.07999" table:style-name="ce21">
            <text:p><text:s/>142.891.907.953,08<text:s/></text:p>
          </table:table-cell>
          <table:table-cell table:style-name="ce31"/>
          <table:table-cell table:number-columns-repeated="16354"/>
        </table:table-row>
        <table:table-row table:style-name="ro9">
          <table:table-cell office:value-type="string" table:style-name="ce23">
            <text:p>ADMINISTRADAS POR OUTROS ÓRGÃOS [D]</text:p>
          </table:table-cell>
          <table:table-cell office:value-type="float" office:value="1635435.4929971215" table:style-name="ce26">
            <text:p><text:s/>1.635.435,49<text:s/></text:p>
          </table:table-cell>
          <table:table-cell office:value-type="float" office:value="6245474.0430871975" table:style-name="ce26">
            <text:p><text:s/>6.245.474,04<text:s/></text:p>
          </table:table-cell>
          <table:table-cell office:value-type="float" office:value="9053557.6105380561" table:style-name="ce26">
            <text:p><text:s/>9.053.557,61<text:s/></text:p>
          </table:table-cell>
          <table:table-cell office:value-type="float" office:value="1488661.5000960941" table:style-name="ce26">
            <text:p><text:s/>1.488.661,50<text:s/></text:p>
          </table:table-cell>
          <table:table-cell office:value-type="float" office:value="23774838.586705182" table:style-name="ce26">
            <text:p><text:s/>23.774.838,59<text:s/></text:p>
          </table:table-cell>
          <table:table-cell office:value-type="float" office:value="47403974.99976825" table:style-name="ce26">
            <text:p><text:s/>47.403.975,00<text:s/></text:p>
          </table:table-cell>
          <table:table-cell office:value-type="float" office:value="16963574.596445989" table:style-name="ce26">
            <text:p><text:s/>16.963.574,60<text:s/></text:p>
          </table:table-cell>
          <table:table-cell office:value-type="float" office:value="12342430.329128338" table:style-name="ce26">
            <text:p><text:s/>12.342.430,33<text:s/></text:p>
          </table:table-cell>
          <table:table-cell office:value-type="float" office:value="20296743.322733421" table:style-name="ce26">
            <text:p><text:s/>20.296.743,32<text:s/></text:p>
          </table:table-cell>
          <table:table-cell office:value-type="float" office:value="9458018.046255758" table:style-name="ce26">
            <text:p><text:s/>9.458.018,05<text:s/></text:p>
          </table:table-cell>
          <table:table-cell office:value-type="float" office:value="68253204.835542604" table:style-name="ce26">
            <text:p><text:s/>68.253.204,84<text:s/></text:p>
          </table:table-cell>
          <table:table-cell office:value-type="float" office:value="8998386.1437933147" table:style-name="ce26">
            <text:p><text:s/>8.998.386,14<text:s/></text:p>
          </table:table-cell>
          <table:table-cell office:value-type="float" office:value="11951028.328383204" table:style-name="ce26">
            <text:p><text:s/>11.951.028,33<text:s/></text:p>
          </table:table-cell>
          <table:table-cell office:value-type="float" office:value="15676790.171634652" table:style-name="ce26">
            <text:p><text:s/>15.676.790,17<text:s/></text:p>
          </table:table-cell>
          <table:table-cell office:value-type="float" office:value="9316876.2775320262" table:style-name="ce26">
            <text:p><text:s/>9.316.876,28<text:s/></text:p>
          </table:table-cell>
          <table:table-cell office:value-type="float" office:value="28159383.055742294" table:style-name="ce26">
            <text:p><text:s/>28.159.383,06<text:s/></text:p>
          </table:table-cell>
          <table:table-cell office:value-type="float" office:value="5025472.2667219983" table:style-name="ce26">
            <text:p><text:s/>5.025.472,27<text:s/></text:p>
          </table:table-cell>
          <table:table-cell office:value-type="float" office:value="46595983.0486224" table:style-name="ce26">
            <text:p><text:s/>46.595.983,05<text:s/></text:p>
          </table:table-cell>
          <table:table-cell office:value-type="float" office:value="13314654993.691826" table:style-name="ce26">
            <text:p><text:s/>13.314.654.993,69<text:s/></text:p>
          </table:table-cell>
          <table:table-cell office:value-type="float" office:value="7188913.2827796917" table:style-name="ce26">
            <text:p><text:s/>7.188.913,28<text:s/></text:p>
          </table:table-cell>
          <table:table-cell office:value-type="float" office:value="4299941.4758546399" table:style-name="ce26">
            <text:p><text:s/>4.299.941,48<text:s/></text:p>
          </table:table-cell>
          <table:table-cell office:value-type="float" office:value="1151315.0478279381" table:style-name="ce26">
            <text:p><text:s/>1.151.315,05<text:s/></text:p>
          </table:table-cell>
          <table:table-cell office:value-type="float" office:value="43796625.697081186" table:style-name="ce26">
            <text:p><text:s/>43.796.625,70<text:s/></text:p>
          </table:table-cell>
          <table:table-cell office:value-type="float" office:value="26155846.373978276" table:style-name="ce26">
            <text:p><text:s/>26.155.846,37<text:s/></text:p>
          </table:table-cell>
          <table:table-cell office:value-type="float" office:value="4569715.5784756746" table:style-name="ce26">
            <text:p><text:s/>4.569.715,58<text:s/></text:p>
          </table:table-cell>
          <table:table-cell office:value-type="float" office:value="181811021.28989333" table:style-name="ce26">
            <text:p><text:s/>181.811.021,29<text:s/></text:p>
          </table:table-cell>
          <table:table-cell office:value-type="float" office:value="3634176.7065602983" table:style-name="ce26">
            <text:p><text:s/>3.634.176,71<text:s/></text:p>
          </table:table-cell>
          <table:table-cell office:value-type="float" office:value="13929902381.800003" table:style-name="ce27">
            <text:p><text:s/>13.929.902.381,80<text:s/></text:p>
          </table:table-cell>
          <table:table-cell table:style-name="ce31"/>
          <table:table-cell table:number-columns-repeated="16354"/>
        </table:table-row>
        <table:table-row table:style-name="ro10">
          <table:table-cell office:value-type="string" table:style-name="ce19">
            <text:p>TOTAL GERAL <text:s text:c="2"/>[E]=[C]+[D]</text:p>
          </table:table-cell>
          <table:table-cell office:value-type="float" office:value="131179479.49673058" table:style-name="ce20">
            <text:p><text:s/>131.179.479,50<text:s/></text:p>
          </table:table-cell>
          <table:table-cell office:value-type="float" office:value="486518526.46852046" table:style-name="ce20">
            <text:p><text:s/>486.518.526,47<text:s/></text:p>
          </table:table-cell>
          <table:table-cell office:value-type="float" office:value="1739203042.2802789" table:style-name="ce20">
            <text:p><text:s/>1.739.203.042,28<text:s/></text:p>
          </table:table-cell>
          <table:table-cell office:value-type="float" office:value="117406472.49958943" table:style-name="ce20">
            <text:p><text:s/>117.406.472,50<text:s/></text:p>
          </table:table-cell>
          <table:table-cell office:value-type="float" office:value="3241027290.3080492" table:style-name="ce20">
            <text:p><text:s/>3.241.027.290,31<text:s/></text:p>
          </table:table-cell>
          <table:table-cell office:value-type="float" office:value="2244226116.0015326" table:style-name="ce20">
            <text:p><text:s/>2.244.226.116,00<text:s/></text:p>
          </table:table-cell>
          <table:table-cell office:value-type="float" office:value="11401044246.559254" table:style-name="ce20">
            <text:p><text:s/>11.401.044.246,56<text:s/></text:p>
          </table:table-cell>
          <table:table-cell office:value-type="float" office:value="2491379057.7877727" table:style-name="ce20">
            <text:p><text:s/>2.491.379.057,79<text:s/></text:p>
          </table:table-cell>
          <table:table-cell office:value-type="float" office:value="2044031773.4712181" table:style-name="ce20">
            <text:p><text:s/>2.044.031.773,47<text:s/></text:p>
          </table:table-cell>
          <table:table-cell office:value-type="float" office:value="705477156.15642238" table:style-name="ce20">
            <text:p><text:s/>705.477.156,16<text:s/></text:p>
          </table:table-cell>
          <table:table-cell office:value-type="float" office:value="9980331711.3297596" table:style-name="ce20">
            <text:p><text:s/>9.980.331.711,33<text:s/></text:p>
          </table:table-cell>
          <table:table-cell office:value-type="float" office:value="992642565.19868541" table:style-name="ce20">
            <text:p><text:s/>992.642.565,20<text:s/></text:p>
          </table:table-cell>
          <table:table-cell office:value-type="float" office:value="1538857526.170634" table:style-name="ce20">
            <text:p><text:s/>1.538.857.526,17<text:s/></text:p>
          </table:table-cell>
          <table:table-cell office:value-type="float" office:value="1423700640.0274444" table:style-name="ce20">
            <text:p><text:s/>1.423.700.640,03<text:s/></text:p>
          </table:table-cell>
          <table:table-cell office:value-type="float" office:value="715133045.94332588" table:style-name="ce20">
            <text:p><text:s/>715.133.045,94<text:s/></text:p>
          </table:table-cell>
          <table:table-cell office:value-type="float" office:value="2722625239.0835385" table:style-name="ce20">
            <text:p><text:s/>2.722.625.239,08<text:s/></text:p>
          </table:table-cell>
          <table:table-cell office:value-type="float" office:value="455285467.01969486" table:style-name="ce20">
            <text:p><text:s/>455.285.467,02<text:s/></text:p>
          </table:table-cell>
          <table:table-cell office:value-type="float" office:value="7541366535.4318972" table:style-name="ce20">
            <text:p><text:s/>7.541.366.535,43<text:s/></text:p>
          </table:table-cell>
          <table:table-cell office:value-type="float" office:value="31631992110.376919" table:style-name="ce20">
            <text:p><text:s/>31.631.992.110,38<text:s/></text:p>
          </table:table-cell>
          <table:table-cell office:value-type="float" office:value="689962002.12643027" table:style-name="ce20">
            <text:p><text:s/>689.962.002,13<text:s/></text:p>
          </table:table-cell>
          <table:table-cell office:value-type="float" office:value="381691359.61123842" table:style-name="ce20">
            <text:p><text:s/>381.691.359,61<text:s/></text:p>
          </table:table-cell>
          <table:table-cell office:value-type="float" office:value="124389979.94188847" table:style-name="ce20">
            <text:p><text:s/>124.389.979,94<text:s/></text:p>
          </table:table-cell>
          <table:table-cell office:value-type="float" office:value="7311954136.3881645" table:style-name="ce20">
            <text:p><text:s/>7.311.954.136,39<text:s/></text:p>
          </table:table-cell>
          <table:table-cell office:value-type="float" office:value="7683347874.3402653" table:style-name="ce20">
            <text:p><text:s/>7.683.347.874,34<text:s/></text:p>
          </table:table-cell>
          <table:table-cell office:value-type="float" office:value="451752332.98422503" table:style-name="ce20">
            <text:p><text:s/>451.752.332,98<text:s/></text:p>
          </table:table-cell>
          <table:table-cell office:value-type="float" office:value="58290363071.357063" table:style-name="ce20">
            <text:p><text:s/>58.290.363.071,36<text:s/></text:p>
          </table:table-cell>
          <table:table-cell office:value-type="float" office:value="284921576.51946658" table:style-name="ce20">
            <text:p><text:s/>284.921.576,52<text:s/></text:p>
          </table:table-cell>
          <table:table-cell office:value-type="float" office:value="156821810334.88" table:style-name="ce21">
            <text:p><text:s/>156.821.810.334,88<text:s/></text:p>
          </table:table-cell>
          <table:table-cell table:style-name="ce31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28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28"/>
          <table:table-cell table:number-columns-repeated="16355" table:style-name="ce1"/>
        </table:table-row>
        <table:table-row table:style-name="ro6">
          <table:table-cell table:style-name="ce7"/>
          <table:table-cell table:style-name="ce28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3" svg:font-family="Arial3"/>
    <style:font-face style:name="Arial1" svg:font-family="Arial1"/>
    <style:font-face style:name="Arial2" svg:font-family="Arial2"/>
    <style:font-face style:name="Arial Black" svg:font-family="&quot;Arial Black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3" style:font-name-asian="Arial3" style:font-name-complex="Arial3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V_237_rgula" style:display-name="Vírgula" style:family="table-cell" style:data-style-name="N36">
      <style:table-cell-properties style:vertical-align="automatic" fo:background-color="transparen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2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Mário Vieira Cunha</meta:initial-creator>
    <dc:creator>Mario Vieira Cunha</dc:creator>
    <meta:creation-date>2004-03-11T18:47:37Z</meta:creation-date>
    <dc:date>2021-05-17T12:31:44Z</dc:date>
    <meta:print-date>2011-05-12T16:46:54Z</meta:print-date>
    <meta:editing-cycles>44</meta:editing-cycles>
    <meta:editing-duration>PT4572S</meta:editing-duration>
  </office:meta>
</office:document-meta>
</file>